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5353C13BB50714A0854.jpg" manifest:media-type="image/jpeg"/>
  <manifest:file-entry manifest:full-path="Pictures/100000010000014C00000075FD8C26C70BF7AB60.png" manifest:media-type="image/png"/>
  <manifest:file-entry manifest:full-path="Pictures/10003C8C0000225400000C1B7ED31E3F325D74B3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Georgia" svg:font-family="Georg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" svg:font-family="Times"/>
    <style:font-face style:name="Times1" svg:font-family="Times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ＭＳ Ｐゴシック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56cm" fo:min-width="3.81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2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86cm"/>
      <style:paragraph-properties style:writing-mode="lr-tb"/>
    </style:style>
    <style:style style:name="gr7" style:family="graphic" style:parent-style-name="standard">
      <style:graphic-properties draw:fill="solid" draw:fill-color="#00ae00" draw:textarea-horizontal-align="justify" draw:textarea-vertical-align="middle" draw:auto-grow-height="false" fo:min-height="3.56cm" fo:min-width="3.818cm"/>
      <style:paragraph-properties style:writing-mode="lr-tb"/>
    </style:style>
    <style:style style:name="gr8" style:family="graphic" style:parent-style-name="standard">
      <style:graphic-properties svg:stroke-color="#000000" draw:fill="solid" draw:fill-color="#c0c0c0" draw:textarea-horizontal-align="justify" draw:textarea-vertical-align="middle" draw:auto-grow-height="false" fo:min-height="10.164cm" fo:min-width="3.43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0" style:family="graphic" style:parent-style-name="standard">
      <style:graphic-properties svg:stroke-opacity="20%" draw:opacity="20%" draw:textarea-horizontal-align="justify" draw:textarea-vertical-align="middle" draw:auto-grow-height="false" fo:min-height="3.56cm" fo:min-width="3.818cm" draw:shadow-opacity="20%"/>
      <style:paragraph-properties style:writing-mode="lr-tb"/>
    </style:style>
    <style:style style:name="gr11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552cm" draw:shadow-opacity="20%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svg:stroke-opacity="20%" draw:fill="none" draw:opacity="20%" draw:textarea-vertical-align="middle" draw:shadow-opacity="20%"/>
    </style:style>
    <style:style style:name="gr13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865cm" draw:shadow-opacity="20%"/>
      <style:paragraph-properties style:writing-mode="lr-tb"/>
    </style:style>
    <style:style style:name="gr14" style:family="graphic" style:parent-style-name="standard">
      <style:graphic-properties draw:stroke="none" svg:stroke-color="#000000" svg:stroke-opacity="20%" draw:fill="none" draw:fill-color="#ffffff" draw:opacity="20%" draw:auto-grow-height="true" draw:auto-grow-width="false" fo:max-height="0cm" fo:min-height="0.433cm" draw:shadow-opacity="20%"/>
      <style:paragraph-properties style:writing-mode="lr-tb"/>
    </style:style>
    <style:style style:name="gr15" style:family="graphic" style:parent-style-name="standard">
      <style:graphic-properties draw:stroke="none" svg:stroke-color="#000000" svg:stroke-opacity="20%" draw:fill="none" draw:fill-color="#ffffff" draw:auto-grow-height="true" draw:auto-grow-width="false" fo:max-height="0cm" fo:min-height="0.865cm"/>
      <style:paragraph-properties style:writing-mode="lr-tb"/>
    </style:style>
    <style:style style:name="gr16" style:family="graphic" style:parent-style-name="Default_20_Drawing_20_Style_5f_1">
      <style:graphic-properties svg:stroke-color="#000000" draw:fill="solid" draw:fill-color="#e6e6e6" draw:textarea-horizontal-align="justify" draw:textarea-vertical-align="middle" draw:auto-grow-height="false" fo:min-height="2.163cm" fo:min-width="2.929cm"/>
      <style:paragraph-properties style:writing-mode="lr-tb"/>
    </style:style>
    <style:style style:name="gr17" style:family="graphic" style:parent-style-name="Default_20_Drawing_20_Style_5f_1">
      <style:graphic-properties svg:stroke-color="#000000" draw:fill="solid" draw:fill-color="#b3b3b3" draw:textarea-horizontal-align="justify" draw:textarea-vertical-align="middle" draw:auto-grow-height="false" fo:min-height="0.385cm" fo:min-width="1.151cm"/>
      <style:paragraph-properties style:writing-mode="lr-tb"/>
    </style:style>
    <style:style style:name="gr1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Default_20_Drawing_20_Style_5f_1">
      <style:graphic-properties svg:stroke-color="#000000" draw:fill="solid" draw:fill-color="#e6e6e6" draw:textarea-horizontal-align="justify" draw:textarea-vertical-align="middle" draw:auto-grow-height="false" fo:min-height="0.639cm" fo:min-width="1.532cm"/>
      <style:paragraph-properties style:writing-mode="lr-tb"/>
    </style:style>
    <style:style style:name="gr20" style:family="graphic" style:parent-style-name="Default_20_Drawing_20_Style_5f_1">
      <style:graphic-properties draw:fill="solid" draw:fill-color="#00ae00" draw:textarea-horizontal-align="justify" draw:textarea-vertical-align="middle" draw:auto-grow-height="false" fo:min-height="1.401cm" fo:min-width="2.929cm"/>
      <style:paragraph-properties style:writing-mode="lr-tb"/>
    </style:style>
    <style:style style:name="gr21" style:family="graphic" style:parent-style-name="Default_20_Drawing_20_Style_5f_1">
      <style:graphic-properties draw:textarea-horizontal-align="justify" draw:textarea-vertical-align="middle" draw:auto-grow-height="false" fo:min-height="1.401cm" fo:min-width="2.929cm"/>
      <style:paragraph-properties style:writing-mode="lr-tb"/>
    </style:style>
    <style:style style:name="gr22" style:family="graphic" style:parent-style-name="objectwithoutfill">
      <style:graphic-properties svg:stroke-color="#00ae00" draw:marker-end="Arrow" draw:marker-end-width="0.3cm" draw:fill="none" draw:textarea-vertical-align="middle"/>
    </style:style>
    <style:style style:name="gr23" style:family="graphic" style:parent-style-name="Default_20_Drawing_20_Style_5f_1">
      <style:graphic-properties draw:fill="solid" draw:fill-color="#00ae00" draw:opacity="50%" draw:textarea-horizontal-align="justify" draw:textarea-vertical-align="middle" draw:auto-grow-height="false" fo:min-height="0.748cm" fo:min-width="4.53cm" draw:shadow-opacity="50%"/>
    </style:style>
    <style:style style:name="gr24" style:family="graphic" style:parent-style-name="Default_20_Drawing_20_Style_5f_1">
      <style:graphic-properties draw:fill="solid" draw:fill-color="#729fcf" draw:opacity="50%" draw:textarea-horizontal-align="justify" draw:textarea-vertical-align="middle" draw:auto-grow-height="false" fo:min-height="0.748cm" fo:min-width="4.6cm" draw:shadow-opacity="50%"/>
    </style:style>
    <style:style style:name="gr2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102cm" draw:marker-start-width="0.356cm" draw:marker-end="Arrow" draw:marker-end-width="0.406cm" draw:fill="none" draw:textarea-vertical-align="middle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svg:stroke-color="#00ae00" draw:marker-start-width="0.356cm" draw:marker-end="Arrow" draw:marker-end-width="0.406cm" draw:fill="none" draw:textarea-vertical-align="middle" fo:padding-top="0.176cm" fo:padding-bottom="0.176cm" fo:padding-left="0.301cm" fo:padding-right="0.301cm"/>
    </style:style>
    <style:style style:name="gr29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0" style:family="graphic" style:parent-style-name="Default_20_Drawing_20_Style_5f_1">
      <style:graphic-properties draw:textarea-horizontal-align="justify" draw:textarea-vertical-align="middle" draw:auto-grow-height="false" fo:min-height="0cm" fo:min-width="1.612cm"/>
    </style:style>
    <style:style style:name="gr31" style:family="graphic" style:parent-style-name="Default_20_Drawing_20_Style_5f_1">
      <style:graphic-properties draw:fill="solid" draw:fill-color="#ffff66" draw:textarea-horizontal-align="justify" draw:textarea-vertical-align="middle" draw:auto-grow-height="false" fo:min-height="0cm" fo:min-width="1.612cm"/>
    </style:style>
    <style:style style:name="gr32" style:family="graphic" style:parent-style-name="Default_20_Drawing_20_Style_5f_1">
      <style:graphic-properties draw:fill="solid" draw:fill-color="#00ae00" draw:textarea-horizontal-align="justify" draw:textarea-vertical-align="middle" draw:auto-grow-height="false" fo:min-height="0cm" fo:min-width="1.612cm"/>
    </style:style>
    <style:style style:name="gr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2.419cm"/>
      <style:paragraph-properties style:writing-mode="lr-tb"/>
    </style:style>
    <style:style style:name="gr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89cm" fo:min-width="3.27cm"/>
      <style:paragraph-properties style:writing-mode="lr-tb"/>
    </style:style>
    <style:style style:name="gr35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6" style:family="graphic" style:parent-style-name="Default_20_Drawing_20_Style_5f_1">
      <style:graphic-properties draw:fill="solid" draw:fill-color="#99ccff" draw:opacity="25%" draw:textarea-horizontal-align="justify" draw:textarea-vertical-align="middle" draw:auto-grow-height="false" fo:min-height="0.359cm" fo:min-width="1.567cm" draw:shadow-opacity="25%"/>
    </style:style>
    <style:style style:name="gr37" style:family="graphic" style:parent-style-name="Default_20_Drawing_20_Style_5f_1">
      <style:graphic-properties draw:fill="solid" draw:fill-color="#ffff99" draw:opacity="30%" draw:textarea-horizontal-align="justify" draw:textarea-vertical-align="middle" draw:auto-grow-height="false" fo:min-height="0.359cm" fo:min-width="1.567cm" draw:shadow-opacity="30%"/>
    </style:style>
    <style:style style:name="pr1" style:family="presentation" style:parent-style-name="Title_20_slide-title" style:list-style-name="L1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le_20_slide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20_slide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" style:family="presentation" style:parent-style-name="Title_20_and_20_conten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Title_20_and_20_content-backgroundobject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2" style:family="presentation" style:parent-style-name="Title_20_and_20_content_5f_-backgroundobject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_5f_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686868" loext:opacity="100%" style:text-line-through-style="none" style:text-line-through-type="none" style:text-position="0% 100%" style:font-name="Georgia" fo:font-size="25pt" fo:letter-spacing="normal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686868" loext:opacity="100%" style:text-line-through-style="none" style:text-line-through-type="none" style:text-position="0% 100%" style:font-name="Georgia" fo:font-size="25pt" fo:letter-spacing="normal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 fo:hyphenate="false"/>
    </style:style>
    <style:style style:name="P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5" style:family="paragraph">
      <loext:graphic-properties draw:fill="none"/>
      <style:paragraph-properties fo:margin-left="0cm" fo:margin-right="0cm" fo:margin-top="0cm" fo:margin-bottom="0cm" fo:line-height="11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969696" loext:opacity="100%" style:text-line-through-style="none" style:text-line-through-type="none" style:text-position="0% 100%" style:font-name="Calibri" fo:font-size="15pt" fo:letter-spacing="normal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text-align="justify"/>
    </style:style>
    <style:style style:name="P8" style:family="paragraph">
      <loext:graphic-properties draw:fill="none"/>
      <style:paragraph-properties fo:text-align="start" style:font-independent-line-spacing="true"/>
      <style:text-properties fo:font-size="17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2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P16" style:family="paragraph"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/>
    </style:style>
    <style:style style:name="P19" style:family="paragraph">
      <style:paragraph-properties fo:text-align="star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solid" draw:fill-color="#00ae00"/>
      <style:paragraph-properties fo:text-align="center"/>
    </style:style>
    <style:style style:name="P23" style:family="paragraph">
      <loext:graphic-properties draw:fill="solid" draw:fill-color="#c0c0c0"/>
      <style:paragraph-properties fo:text-align="center"/>
    </style:style>
    <style:style style:name="P24" style:family="paragraph">
      <loext:graphic-properties draw:fill="none" draw:fill-color="#ffffff"/>
      <style:paragraph-properties fo:text-align="start"/>
    </style:style>
    <style:style style:name="P25" style:family="paragraph">
      <style:paragraph-properties fo:text-align="center"/>
      <style:text-properties fo:color="#000000" loext:opacity="20%"/>
    </style:style>
    <style:style style:name="P26" style:family="paragraph">
      <loext:graphic-properties draw:opacity="20%"/>
      <style:paragraph-properties fo:text-align="center"/>
      <style:text-properties fo:color="#000000" loext:opacity="20%"/>
    </style:style>
    <style:style style:name="P27" style:family="paragraph">
      <style:paragraph-properties fo:text-align="end"/>
      <style:text-properties fo:color="#000000" loext:opacity="20%"/>
    </style:style>
    <style:style style:name="P28" style:family="paragraph">
      <loext:graphic-properties draw:fill="none" draw:fill-color="#ffffff" draw:opacity="20%"/>
      <style:paragraph-properties fo:text-align="end"/>
      <style:text-properties fo:color="#000000" loext:opacity="20%"/>
    </style:style>
    <style:style style:name="P29" style:family="paragraph">
      <style:paragraph-properties fo:text-align="start"/>
      <style:text-properties fo:color="#000000" loext:opacity="20%"/>
    </style:style>
    <style:style style:name="P30" style:family="paragraph">
      <loext:graphic-properties draw:fill="none" draw:fill-color="#ffffff" draw:opacity="20%"/>
      <style:paragraph-properties fo:text-align="start"/>
      <style:text-properties fo:color="#000000" loext:opacity="20%"/>
    </style:style>
    <style:style style:name="P31" style:family="paragraph">
      <loext:graphic-properties draw:fill="none" draw:opacity="20%"/>
      <style:paragraph-properties fo:text-align="center"/>
      <style:text-properties fo:color="#000000" loext:opacity="20%"/>
    </style:style>
    <style:style style:name="P32" style:family="paragraph">
      <style:text-properties fo:color="#000000" loext:opacity="20%"/>
    </style:style>
    <style:style style:name="P33" style:family="paragraph">
      <loext:graphic-properties draw:fill="none" draw:fill-color="#ffffff" draw:opacity="20%"/>
      <style:text-properties fo:color="#000000" loext:opacity="20%"/>
    </style:style>
    <style:style style:name="P34" style:family="paragraph">
      <loext:graphic-properties draw:fill="none" draw:fill-color="#ffffff"/>
      <style:text-properties fo:color="#000000" loext:opacity="20%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paragraph-properties fo:text-align="end"/>
      <style:text-properties fo:font-size="18pt"/>
    </style:style>
    <style:style style:name="P37" style:family="paragraph">
      <loext:graphic-properties draw:fill="none" draw:fill-color="#ffffff"/>
      <style:paragraph-properties fo:text-align="end"/>
      <style:text-properties fo:font-size="18pt"/>
    </style:style>
    <style:style style:name="P38" style:family="paragraph">
      <style:paragraph-properties fo:text-align="start"/>
      <style:text-properties fo:font-size="18pt"/>
    </style:style>
    <style:style style:name="P39" style:family="paragraph">
      <loext:graphic-properties draw:fill="none" draw:fill-color="#ffffff"/>
      <style:paragraph-properties fo:text-align="start"/>
      <style:text-properties fo:font-size="18pt"/>
    </style:style>
    <style:style style:name="P40" style:family="paragraph">
      <style:text-properties fo:font-size="18pt"/>
    </style:style>
    <style:style style:name="P41" style:family="paragraph">
      <loext:graphic-properties draw:fill="none" draw:fill-color="#ffffff"/>
      <style:text-properties fo:font-size="18pt"/>
    </style:style>
    <style:style style:name="P42" style:family="paragraph">
      <loext:graphic-properties draw:fill="solid" draw:fill-color="#00ae00"/>
      <style:paragraph-properties fo:text-align="center"/>
      <style:text-properties fo:font-size="18pt"/>
    </style:style>
    <style:style style:name="P43" style:family="paragraph">
      <style:paragraph-properties fo:line-height="100%"/>
    </style:style>
    <style:style style:name="P44" style:family="paragraph">
      <style:paragraph-properties fo:margin-top="0.3cm" fo:margin-bottom="0cm" fo:line-height="100%" fo:text-align="start" style:punctuation-wrap="hanging" style:writing-mode="lr-tb"/>
    </style:style>
    <style:style style:name="P45" style:family="paragraph">
      <loext:graphic-properties draw:fill="none"/>
      <style:paragraph-properties fo:line-height="100%" fo:text-align="start" style:font-independent-line-spacing="true"/>
      <style:text-properties fo:font-size="17pt"/>
    </style:style>
    <style:style style:name="P4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8" style:family="paragraph">
      <loext:graphic-properties draw:fill="solid" draw:fill-color="#e6e6e6"/>
      <style:paragraph-properties fo:text-align="center" style:writing-mode="lr-tb"/>
    </style:style>
    <style:style style:name="P49" style:family="paragraph"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b3b3b3"/>
      <style:paragraph-properties fo:text-align="center" style:writing-mode="lr-tb"/>
      <style:text-properties fo:font-size="18pt"/>
    </style:style>
    <style:style style:name="P51" style:family="paragraph">
      <loext:graphic-properties draw:fill="none" draw:fill-color="#ffffff"/>
      <style:paragraph-properties style:writing-mode="lr-tb"/>
      <style:text-properties fo:font-size="18pt"/>
    </style:style>
    <style:style style:name="P52" style:family="paragraph">
      <loext:graphic-properties draw:fill="solid" draw:fill-color="#e6e6e6"/>
      <style:paragraph-properties fo:text-align="center" style:writing-mode="lr-tb"/>
      <style:text-properties fo:font-size="18pt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18pt"/>
    </style:style>
    <style:style style:name="P54" style:family="paragraph">
      <loext:graphic-properties draw:fill="solid" draw:fill-color="#00ae00"/>
      <style:paragraph-properties fo:text-align="center" style:writing-mode="lr-tb"/>
      <style:text-properties fo:font-size="18pt"/>
    </style:style>
    <style:style style:name="P55" style:family="paragraph">
      <loext:graphic-properties draw:fill="solid" draw:fill-color="#00ae00" draw:opacity="50%"/>
      <style:paragraph-properties fo:text-align="center"/>
    </style:style>
    <style:style style:name="P56" style:family="paragraph">
      <loext:graphic-properties draw:fill="solid" draw:fill-color="#729fcf" draw:opacity="50%"/>
      <style:paragraph-properties fo:text-align="center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58" style:family="paragraph">
      <loext:graphic-properties draw:fill="solid" draw:fill-color="#ffff66"/>
      <style:paragraph-properties fo:text-align="center"/>
    </style:style>
    <style:style style:name="P59" style:family="paragraph">
      <loext:graphic-properties draw:fill="none" draw:fill-color="#ffffff"/>
      <style:paragraph-properties style:writing-mode="lr-tb"/>
      <style:text-properties fo:color="#3465a4" loext:opacity="100%" fo:font-size="18pt" fo:font-weight="bold" style:font-weight-asian="bold" style:font-weight-complex="bold"/>
    </style:style>
    <style:style style:name="P60" style:family="paragraph">
      <loext:graphic-properties draw:fill="none" draw:fill-color="#ffffff"/>
      <style:paragraph-properties style:writing-mode="lr-tb"/>
      <style:text-properties fo:color="#00ae00" loext:opacity="100%" fo:font-size="18pt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2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P63" style:family="paragraph">
      <loext:graphic-properties draw:fill="solid" draw:fill-color="#99ccff" draw:opacity="25%"/>
      <style:paragraph-properties fo:text-align="center"/>
    </style:style>
    <style:style style:name="P64" style:family="paragraph">
      <loext:graphic-properties draw:fill="solid" draw:fill-color="#ffff99" draw:opacity="30%"/>
      <style:paragraph-properties fo:text-align="center"/>
    </style:style>
    <style:style style:name="P6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969696" loext:opacity="100%" style:text-line-through-style="none" style:text-line-through-type="none" style:text-position="0% 100%" style:font-name="Calibri" fo:font-size="15pt" fo:letter-spacing="normal" fo:language="en" fo:country="GB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T2" style:family="text">
      <style:text-properties fo:font-variant="normal" fo:text-transform="none" fo:color="#686868" loext:opacity="100%" style:text-line-through-style="none" style:text-line-through-type="none" style:text-position="0% 100%" style:font-name="Georgia" fo:font-size="24pt" fo:letter-spacing="normal" fo:language="en" fo:country="GB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fo:background-color="transparent" style:font-name-asian="ヒラギノ角ゴ Pro W31" style:font-size-asian="8pt" style:font-style-asian="normal" style:font-weight-asian="normal" style:font-name-complex="ヒラギノ角ゴ Pro W31" style:font-size-complex="8pt" style:font-style-complex="normal" style:font-weight-complex="normal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8pt"/>
    </style:style>
    <style:style style:name="T9" style:family="text">
      <style:text-properties fo:color="#3465a4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00ae00" loext:opacity="100%"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variant="normal" fo:text-transform="none" fo:color="#3465a4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2" style:family="text">
      <style:text-properties fo:font-variant="normal" fo:text-transform="none" fo:color="#00ae00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GB" fo:font-style="normal" style:text-underline-style="none" fo:font-weight="normal" fo:background-color="transparent" style:font-name-asian="ヒラギノ角ゴ Pro W31" style:font-size-asian="14pt" style:font-style-asian="normal" style:font-weight-asian="normal" style:font-name-complex="ヒラギノ角ゴ Pro W31" style:font-size-complex="14pt" style:font-style-complex="normal" style:font-weight-complex="normal"/>
    </style:style>
    <style:style style:name="T14" style:family="text">
      <style:text-properties fo:color="#ff0000" loext:opacity="100%" fo:font-style="italic" style:font-style-asian="italic" style:font-style-complex="italic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6868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9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Titel 7" presentation:style-name="pr1" draw:text-style-name="P2" draw:layer="layout" svg:width="22.136cm" svg:height="2.249cm" svg:x="2.262cm" svg:y="9.094cm" presentation:class="title" presentation:user-transformed="true">
          <draw:text-box>
            <text:p text:style-name="P1">CPSI-CIO EVM Clocking</text:p>
          </draw:text-box>
        </draw:frame>
        <draw:frame draw:name="Untertitel 8" presentation:style-name="pr2" draw:text-style-name="P4" draw:layer="layout" svg:width="22.098cm" svg:height="0.758cm" svg:x="2.3cm" svg:y="8.185cm" presentation:class="subtitle" presentation:user-transformed="true">
          <draw:text-box>
            <text:p text:style-name="P3"><text:span text:style-name="T1">Till Straumann <text:s/>:: <text:s/></text:span><text:span text:style-name="T1">Paul Scherrer </text:span><text:span text:style-name="T1">Institute</text:span></text:p>
          </draw:text-box>
        </draw:frame>
        <draw:frame draw:name="Textplatzhalter 9" presentation:style-name="pr3" draw:text-style-name="P5" draw:layer="layout" svg:width="22.096cm" svg:height="0.814cm" svg:x="2.302cm" svg:y="11.52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>
        <draw:frame draw:name="Inhaltsplatzhalter 2" presentation:style-name="pr5" draw:text-style-name="P8" draw:layer="layout" svg:width="21.505cm" svg:height="9.749cm" svg:x="2.897cm" svg:y="2.795cm" presentation:class="outline" presentation:user-transformed="true">
          <draw:text-box>
            <text:p text:style-name="P7">These slides explain the clocking scheme for the MRF EVM firmware on the PSI CPSI-CIO platform.</text:p>
            <text:list text:style-name="L3">
              <text:list-item>
                <text:p/>
              </text:list-item>
            </text:list>
          </draw:text-box>
        </draw:frame>
        <draw:frame draw:name="Titel 1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Introducti</text:span><text:span text:style-name="T2">on</text:span></text:p>
          </draw:text-box>
        </draw:frame>
        <draw:frame draw:name="Foliennummernplatzhalter 1" presentation:style-name="pr7" draw:text-style-name="P12" draw:layer="layout" svg:width="1.598cm" svg:height="0.409cm" svg:x="22.795cm" svg:y="13.8cm" presentation:class="page-number" presentation:user-transformed="true">
          <draw:text-box>
            <text:p text:style-name="P11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tes for Users of this PPP" draw:style-name="dp1" draw:master-page-name="Title_20_and_20_content">
        <draw:frame draw:name="Inhaltsplatzhalter 1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3">
              <text:list-item>
                <text:p>Platform features two Si5395 PLLs</text:p>
              </text:list-item>
              <text:list-item>
                <text:p>Drive MGT refclks</text:p>
              </text:list-item>
              <text:list-item>
                <text:p>Drive event clocks (CLK_x_FPGA_DP_GC)</text:p>
              </text:list-item>
              <text:list-item>
                <text:p>Lock A-device to recovered RX clock.</text:p>
              </text:list-item>
              <text:list-item>
                <text:p>Use depends on master vs. fanout mode.</text:p>
              </text:list-item>
            </text:list>
          </draw:text-box>
        </draw:frame>
        <draw:frame draw:name="Titel 2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Clocking </text:span><text:span text:style-name="T2">Resources</text:span></text:p>
          </draw:text-box>
        </draw:frame>
        <draw:frame draw:name="Foliennummernplatzhalter 3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draw:custom-shape draw:style-name="gr2" draw:text-style-name="P16" draw:layer="layout" svg:width="4.318cm" svg:height="3.81cm" svg:x="11.313cm" svg:y="3.84cm">
          <text:p text:style-name="P16"><text:span text:style-name="T4">Si5395</text:span></text:p>
          <text:p text:style-name="P16"><text:span text:style-name="T4">A</text:span></text:p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1.651cm" svg:height="0.802cm" svg:x="13.98cm" svg:y="4.816cm">
          <draw:text-box>
            <text:p text:style-name="P17"><text:span text:style-name="T5">Out7</text:span></text:p>
          </draw:text-box>
        </draw:frame>
        <draw:frame draw:style-name="gr3" draw:text-style-name="P18" draw:layer="layout" svg:width="1.651cm" svg:height="0.802cm" svg:x="13.981cm" svg:y="5.618cm">
          <draw:text-box>
            <text:p text:style-name="P17"><text:span text:style-name="T5">Out8</text:span></text:p>
          </draw:text-box>
        </draw:frame>
        <draw:frame draw:style-name="gr3" draw:text-style-name="P18" draw:layer="layout" svg:width="1.651cm" svg:height="0.802cm" svg:x="13.981cm" svg:y="6.467cm">
          <draw:text-box>
            <text:p text:style-name="P17"><text:span text:style-name="T5">Out9</text:span></text:p>
          </draw:text-box>
        </draw:frame>
        <draw:frame draw:style-name="gr3" draw:text-style-name="P18" draw:layer="layout" svg:width="1.651cm" svg:height="0.802cm" svg:x="11.313cm" svg:y="4.435cm">
          <draw:text-box>
            <text:p text:style-name="P19"><text:span text:style-name="T5">Inp2</text:span></text:p>
          </draw:text-box>
        </draw:frame>
        <draw:polyline draw:style-name="gr4" draw:text-style-name="P20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5" draw:text-style-name="P21" draw:layer="layout" svg:width="4.999cm" svg:height="1.115cm" svg:x="15.594cm" svg:y="2.508cm">
          <draw:text-box>
            <text:p><text:span text:style-name="T6">CLK_A_FPGA_DP_O</text:span><text:span text:style-name="T6">UT</text:span></text:p>
          </draw:text-box>
        </draw:frame>
        <draw:frame draw:style-name="gr6" draw:text-style-name="P21" draw:layer="layout" svg:width="4.556cm" svg:height="0.683cm" svg:x="15.631cm" svg:y="5.43cm">
          <draw:text-box>
            <text:p><text:span text:style-name="T6">CLK_A_GTH_QSFP0</text:span></text:p>
          </draw:text-box>
        </draw:frame>
        <draw:frame draw:style-name="gr5" draw:text-style-name="P21" draw:layer="layout" svg:width="5.064cm" svg:height="1.115cm" svg:x="15.631cm" svg:y="6.33cm">
          <draw:text-box>
            <text:p><text:span text:style-name="T6">CLK_A_GTH_MSH_S</text:span><text:span text:style-name="T6">FP1</text:span></text:p>
          </draw:text-box>
        </draw:frame>
        <draw:custom-shape draw:style-name="gr7" draw:text-style-name="P22" draw:layer="layout" svg:width="4.318cm" svg:height="3.81cm" svg:x="11.313cm" svg:y="8.84cm">
          <text:p text:style-name="P16"><text:span text:style-name="T4">Si5395</text:span></text:p>
          <text:p text:style-name="P16"><text:span text:style-name="T4">B</text:span></text:p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1.651cm" svg:height="0.802cm" svg:x="13.98cm" svg:y="9.816cm">
          <draw:text-box>
            <text:p text:style-name="P17"><text:span text:style-name="T5">Out7</text:span></text:p>
          </draw:text-box>
        </draw:frame>
        <draw:frame draw:style-name="gr3" draw:text-style-name="P18" draw:layer="layout" svg:width="1.651cm" svg:height="0.802cm" svg:x="13.981cm" svg:y="10.618cm">
          <draw:text-box>
            <text:p text:style-name="P17"><text:span text:style-name="T5">Out8</text:span></text:p>
          </draw:text-box>
        </draw:frame>
        <draw:frame draw:style-name="gr3" draw:text-style-name="P18" draw:layer="layout" svg:width="1.651cm" svg:height="0.802cm" svg:x="13.981cm" svg:y="11.467cm">
          <draw:text-box>
            <text:p text:style-name="P17"><text:span text:style-name="T5">Out9</text:span></text:p>
          </draw:text-box>
        </draw:frame>
        <draw:frame draw:style-name="gr3" draw:text-style-name="P18" draw:layer="layout" svg:width="1.651cm" svg:height="0.802cm" svg:x="11.313cm" svg:y="9.435cm">
          <draw:text-box>
            <text:p text:style-name="P19"><text:span text:style-name="T5">Inp2</text:span></text:p>
          </draw:text-box>
        </draw:frame>
        <draw:frame draw:style-name="gr6" draw:text-style-name="P21" draw:layer="layout" svg:width="4.556cm" svg:height="0.683cm" svg:x="15.631cm" svg:y="9.529cm">
          <draw:text-box>
            <text:p><text:span text:style-name="T6">CLK_B_GTH_MSH</text:span></text:p>
          </draw:text-box>
        </draw:frame>
        <draw:frame draw:style-name="gr6" draw:text-style-name="P21" draw:layer="layout" svg:width="4.556cm" svg:height="0.683cm" svg:x="15.631cm" svg:y="10.43cm">
          <draw:text-box>
            <text:p><text:span text:style-name="T6">CLK_B_GTH_QSFP0</text:span></text:p>
          </draw:text-box>
        </draw:frame>
        <draw:frame draw:style-name="gr5" draw:text-style-name="P21" draw:layer="layout" svg:width="5.064cm" svg:height="1.115cm" svg:x="15.631cm" svg:y="11.33cm">
          <draw:text-box>
            <text:p><text:span text:style-name="T6">CLK_B_GTH_QSFP1</text:span></text:p>
          </draw:text-box>
        </draw:frame>
        <draw:frame draw:style-name="gr3" draw:text-style-name="P18" draw:layer="layout" svg:width="1.651cm" svg:height="0.802cm" svg:x="13.981cm" svg:y="9.008cm">
          <draw:text-box>
            <text:p text:style-name="P17"><text:span text:style-name="T5">Out6</text:span></text:p>
          </draw:text-box>
        </draw:frame>
        <draw:frame draw:style-name="gr6" draw:text-style-name="P21" draw:layer="layout" svg:width="4.556cm" svg:height="1.115cm" svg:x="15.632cm" svg:y="8.721cm">
          <draw:text-box>
            <text:p><text:span text:style-name="T6">CLK_B_FPGA_DP_G</text:span><text:span text:style-name="T6">C</text:span></text:p>
          </draw:text-box>
        </draw:frame>
        <draw:custom-shape draw:style-name="gr8" draw:text-style-name="P23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24" draw:layer="layout" svg:width="3.949cm" svg:height="1.353cm" svg:x="20.544cm" svg:y="2.795cm">
          <draw:text-box>
            <text:p text:style-name="P19"><text:span text:style-name="T5">B65_L23</text:span></text:p>
          </draw:text-box>
        </draw:frame>
        <draw:frame draw:style-name="gr3" draw:text-style-name="P24" draw:layer="layout" svg:width="3.648cm" svg:height="0.802cm" svg:x="20.582cm" svg:y="5.618cm">
          <draw:text-box>
            <text:p text:style-name="P19"><text:span text:style-name="T5">Q128 refclk0</text:span></text:p>
          </draw:text-box>
        </draw:frame>
        <draw:frame draw:style-name="gr3" draw:text-style-name="P24" draw:layer="layout" svg:width="3.948cm" svg:height="0.802cm" svg:x="20.582cm" svg:y="6.467cm">
          <draw:text-box>
            <text:p text:style-name="P19"><text:span text:style-name="T5">Q229 refclk0</text:span></text:p>
          </draw:text-box>
        </draw:frame>
        <draw:line draw:style-name="gr4" draw:text-style-name="P20" draw:layer="layout" svg:x1="15.631cm" svg:y1="6.064cm" svg:x2="20.581cm" svg:y2="6.0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9.364cm" svg:x2="20.581cm" svg:y2="9.3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10.164cm" svg:x2="20.581cm" svg:y2="10.164cm">
          <text:p/>
        </draw:line>
        <draw:line draw:style-name="gr4" draw:text-style-name="P20" draw:layer="layout" svg:x1="15.631cm" svg:y1="11.064cm" svg:x2="20.581cm" svg:y2="11.064cm">
          <text:p/>
        </draw:line>
        <draw:line draw:style-name="gr4" draw:text-style-name="P20" draw:layer="layout" svg:x1="15.631cm" svg:y1="11.964cm" svg:x2="20.581cm" svg:y2="11.964cm">
          <text:p/>
        </draw:line>
        <draw:frame draw:style-name="gr9" draw:text-style-name="P24" draw:layer="layout" svg:width="3.949cm" svg:height="1.353cm" svg:x="20.582cm" svg:y="9.817cm">
          <draw:text-box>
            <text:p text:style-name="P19"><text:span text:style-name="T5">Q230 refclk0</text:span></text:p>
          </draw:text-box>
        </draw:frame>
        <draw:frame draw:style-name="gr3" draw:text-style-name="P24" draw:layer="layout" svg:width="3.648cm" svg:height="0.802cm" svg:x="20.583cm" svg:y="10.619cm">
          <draw:text-box>
            <text:p text:style-name="P19"><text:span text:style-name="T5">Q128 refclk1</text:span></text:p>
          </draw:text-box>
        </draw:frame>
        <draw:frame draw:style-name="gr3" draw:text-style-name="P24" draw:layer="layout" svg:width="3.948cm" svg:height="0.802cm" svg:x="20.583cm" svg:y="11.468cm">
          <draw:text-box>
            <text:p text:style-name="P19"><text:span text:style-name="T5">Q228 refclk0</text:span></text:p>
          </draw:text-box>
        </draw:frame>
        <draw:frame draw:style-name="gr9" draw:text-style-name="P24" draw:layer="layout" svg:width="3.949cm" svg:height="1.353cm" svg:x="20.583cm" svg:y="9.018cm">
          <draw:text-box>
            <text:p text:style-name="P19"><text:span text:style-name="T5">B65_L14 GC</text:span></text:p>
          </draw:text-box>
        </draw:frame>
        <draw:frame draw:style-name="gr5" draw:text-style-name="P21" draw:layer="layout" svg:width="4.999cm" svg:height="1.115cm" svg:x="15.595cm" svg:y="4.609cm">
          <draw:text-box>
            <text:p><text:span text:style-name="T6">CLK_A_FPGA_DP_O</text:span><text:span text:style-name="T6">UT</text:span></text:p>
          </draw:text-box>
        </draw:frame>
        <draw:frame draw:style-name="gr9" draw:text-style-name="P24" draw:layer="layout" svg:width="3.949cm" svg:height="1.353cm" svg:x="20.545cm" svg:y="4.796cm">
          <draw:text-box>
            <text:p text:style-name="P19"><text:span text:style-name="T5">B65_L13 GC</text:span></text:p>
          </draw:text-box>
        </draw:frame>
        <draw:line draw:style-name="gr4" draw:text-style-name="P20" draw:layer="layout" svg:x1="15.631cm" svg:y1="5.264cm" svg:x2="20.581cm" svg:y2="5.264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frame draw:name="Inhaltsplatzhalter 4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3">
              <text:list-item>
                <text:p>In master mode A-device is unused.</text:p>
              </text:list-item>
              <text:list-item>
                <text:p>All MGTs driven by B-device</text:p>
              </text:list-item>
              <text:list-item>
                <text:p>Use quad refclk muxes to route refclk from adjacent quads.</text:p>
              </text:list-item>
            </text:list>
          </draw:text-box>
        </draw:frame>
        <draw:frame draw:name="Titel 4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EVG/</text:span><text:span text:style-name="T2">Master </text:span><text:span text:style-name="T2">Mode</text:span></text:p>
          </draw:text-box>
        </draw:frame>
        <draw:frame draw:name="Foliennummernplatzhalter 4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draw:custom-shape draw:style-name="gr10" draw:text-style-name="P26" draw:layer="layout" svg:width="4.318cm" svg:height="3.81cm" svg:x="11.313cm" svg:y="3.84cm">
          <text:p text:style-name="P25"><text:span text:style-name="T4">Si53</text:span><text:span text:style-name="T4">95</text:span></text:p>
          <text:p text:style-name="P25"><text:span text:style-name="T4">A</text:span></text:p>
          <draw:enhanced-geometry svg:viewBox="0 0 21600 21600" draw:type="rectangle" draw:enhanced-path="M 0 0 L 21600 0 21600 21600 0 21600 0 0 Z N"/>
        </draw:custom-shape>
        <draw:frame draw:style-name="gr11" draw:text-style-name="P28" draw:layer="layout" svg:width="1.651cm" svg:height="0.802cm" svg:x="13.98cm" svg:y="4.816cm">
          <draw:text-box>
            <text:p text:style-name="P27"><text:span text:style-name="T5">Out7</text:span></text:p>
          </draw:text-box>
        </draw:frame>
        <draw:frame draw:style-name="gr11" draw:text-style-name="P28" draw:layer="layout" svg:width="1.651cm" svg:height="0.802cm" svg:x="13.981cm" svg:y="5.618cm">
          <draw:text-box>
            <text:p text:style-name="P27"><text:span text:style-name="T5">Out8</text:span></text:p>
          </draw:text-box>
        </draw:frame>
        <draw:frame draw:style-name="gr11" draw:text-style-name="P28" draw:layer="layout" svg:width="1.651cm" svg:height="0.802cm" svg:x="13.981cm" svg:y="6.467cm">
          <draw:text-box>
            <text:p text:style-name="P27"><text:span text:style-name="T5">Out9</text:span></text:p>
          </draw:text-box>
        </draw:frame>
        <draw:frame draw:style-name="gr11" draw:text-style-name="P30" draw:layer="layout" svg:width="1.651cm" svg:height="0.802cm" svg:x="11.313cm" svg:y="4.435cm">
          <draw:text-box>
            <text:p text:style-name="P29"><text:span text:style-name="T5">Inp2</text:span></text:p>
          </draw:text-box>
        </draw:frame>
        <draw:polyline draw:style-name="gr12" draw:text-style-name="P31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13" draw:text-style-name="P33" draw:layer="layout" svg:width="4.999cm" svg:height="1.115cm" svg:x="15.594cm" svg:y="2.508cm">
          <draw:text-box>
            <text:p text:style-name="P32"><text:span text:style-name="T6">CLK_A_FPGA_DP_O</text:span><text:span text:style-name="T6">UT</text:span></text:p>
          </draw:text-box>
        </draw:frame>
        <draw:frame draw:style-name="gr14" draw:text-style-name="P33" draw:layer="layout" svg:width="4.556cm" svg:height="0.683cm" svg:x="15.631cm" svg:y="5.43cm">
          <draw:text-box>
            <text:p text:style-name="P32"><text:span text:style-name="T6">CLK_A_GTH_QSFP0</text:span></text:p>
          </draw:text-box>
        </draw:frame>
        <draw:frame draw:style-name="gr15" draw:text-style-name="P34" draw:layer="layout" svg:width="5.064cm" svg:height="1.115cm" svg:x="15.631cm" svg:y="6.33cm">
          <draw:text-box>
            <text:p text:style-name="P32"><text:span text:style-name="T6">CLK_A_GTH_MSH_S</text:span><text:span text:style-name="T6">FP1</text:span></text:p>
          </draw:text-box>
        </draw:frame>
        <draw:custom-shape draw:style-name="gr7" draw:text-style-name="P22" draw:layer="layout" svg:width="4.318cm" svg:height="3.81cm" svg:x="11.313cm" svg:y="8.84cm">
          <text:p text:style-name="P16"><text:span text:style-name="T4">Si53</text:span><text:span text:style-name="T4">95</text:span></text:p>
          <text:p text:style-name="P16"><text:span text:style-name="T4">B</text:span></text:p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1.651cm" svg:height="0.802cm" svg:x="13.98cm" svg:y="9.816cm">
          <draw:text-box>
            <text:p text:style-name="P17"><text:span text:style-name="T5">Out7</text:span></text:p>
          </draw:text-box>
        </draw:frame>
        <draw:frame draw:style-name="gr3" draw:text-style-name="P18" draw:layer="layout" svg:width="1.651cm" svg:height="0.802cm" svg:x="13.981cm" svg:y="10.618cm">
          <draw:text-box>
            <text:p text:style-name="P17"><text:span text:style-name="T5">Out8</text:span></text:p>
          </draw:text-box>
        </draw:frame>
        <draw:frame draw:style-name="gr3" draw:text-style-name="P18" draw:layer="layout" svg:width="1.651cm" svg:height="0.802cm" svg:x="13.981cm" svg:y="11.467cm">
          <draw:text-box>
            <text:p text:style-name="P17"><text:span text:style-name="T5">Out9</text:span></text:p>
          </draw:text-box>
        </draw:frame>
        <draw:frame draw:style-name="gr3" draw:text-style-name="P18" draw:layer="layout" svg:width="1.651cm" svg:height="0.802cm" svg:x="11.313cm" svg:y="9.435cm">
          <draw:text-box>
            <text:p text:style-name="P19"><text:span text:style-name="T5">Inp2</text:span></text:p>
          </draw:text-box>
        </draw:frame>
        <draw:frame draw:style-name="gr6" draw:text-style-name="P21" draw:layer="layout" svg:width="4.556cm" svg:height="0.683cm" svg:x="15.631cm" svg:y="9.529cm">
          <draw:text-box>
            <text:p><text:span text:style-name="T6">CLK_B_GTH_MSH</text:span></text:p>
          </draw:text-box>
        </draw:frame>
        <draw:frame draw:style-name="gr6" draw:text-style-name="P21" draw:layer="layout" svg:width="4.556cm" svg:height="0.683cm" svg:x="15.631cm" svg:y="10.43cm">
          <draw:text-box>
            <text:p><text:span text:style-name="T6">CLK_B_GTH_QSFP0</text:span></text:p>
          </draw:text-box>
        </draw:frame>
        <draw:frame draw:style-name="gr5" draw:text-style-name="P21" draw:layer="layout" svg:width="5.064cm" svg:height="1.115cm" svg:x="15.631cm" svg:y="11.33cm">
          <draw:text-box>
            <text:p><text:span text:style-name="T6">CLK_B_GTH_QSFP1</text:span></text:p>
          </draw:text-box>
        </draw:frame>
        <draw:frame draw:style-name="gr3" draw:text-style-name="P18" draw:layer="layout" svg:width="1.651cm" svg:height="0.802cm" svg:x="13.981cm" svg:y="9.008cm">
          <draw:text-box>
            <text:p text:style-name="P17"><text:span text:style-name="T5">Out6</text:span></text:p>
          </draw:text-box>
        </draw:frame>
        <draw:frame draw:style-name="gr6" draw:text-style-name="P21" draw:layer="layout" svg:width="4.556cm" svg:height="1.115cm" svg:x="15.632cm" svg:y="8.721cm">
          <draw:text-box>
            <text:p><text:span text:style-name="T6">CLK_B_FPGA_DP_G</text:span><text:span text:style-name="T6">C</text:span></text:p>
          </draw:text-box>
        </draw:frame>
        <draw:custom-shape draw:style-name="gr8" draw:text-style-name="P23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24" draw:layer="layout" svg:width="3.949cm" svg:height="1.353cm" svg:x="20.544cm" svg:y="2.795cm">
          <draw:text-box>
            <text:p text:style-name="P19"><text:span text:style-name="T5">B65_L23</text:span></text:p>
          </draw:text-box>
        </draw:frame>
        <draw:frame draw:style-name="gr3" draw:text-style-name="P24" draw:layer="layout" svg:width="3.648cm" svg:height="0.802cm" svg:x="20.582cm" svg:y="5.618cm">
          <draw:text-box>
            <text:p text:style-name="P19"><text:span text:style-name="T5">Q128 refclk0</text:span></text:p>
          </draw:text-box>
        </draw:frame>
        <draw:frame draw:style-name="gr3" draw:text-style-name="P24" draw:layer="layout" svg:width="3.948cm" svg:height="0.802cm" svg:x="20.582cm" svg:y="6.467cm">
          <draw:text-box>
            <text:p text:style-name="P19"><text:span text:style-name="T5">Q229 refclk0</text:span></text:p>
          </draw:text-box>
        </draw:frame>
        <draw:line draw:style-name="gr12" draw:text-style-name="P31" draw:layer="layout" svg:x1="15.631cm" svg:y1="6.064cm" svg:x2="20.581cm" svg:y2="6.064cm">
          <text:p/>
        </draw:line>
        <draw:line draw:style-name="gr12" draw:text-style-name="P31" draw:layer="layout" svg:x1="15.631cm" svg:y1="6.964cm" svg:x2="20.581cm" svg:y2="6.964cm">
          <text:p/>
        </draw:line>
        <draw:line draw:style-name="gr4" draw:text-style-name="P20" draw:layer="layout" svg:x1="15.631cm" svg:y1="9.364cm" svg:x2="20.581cm" svg:y2="9.364cm">
          <text:p/>
        </draw:line>
        <draw:line draw:style-name="gr12" draw:text-style-name="P31" draw:layer="layout" svg:x1="15.631cm" svg:y1="6.964cm" svg:x2="20.581cm" svg:y2="6.964cm">
          <text:p/>
        </draw:line>
        <draw:line draw:style-name="gr12" draw:text-style-name="P31" draw:layer="layout" svg:x1="15.631cm" svg:y1="6.964cm" svg:x2="20.581cm" svg:y2="6.964cm">
          <text:p/>
        </draw:line>
        <draw:line draw:style-name="gr4" draw:text-style-name="P20" draw:layer="layout" svg:x1="15.631cm" svg:y1="10.164cm" svg:x2="20.581cm" svg:y2="10.164cm">
          <text:p/>
        </draw:line>
        <draw:line draw:style-name="gr4" draw:text-style-name="P20" draw:layer="layout" svg:x1="15.631cm" svg:y1="11.064cm" svg:x2="20.581cm" svg:y2="11.064cm">
          <text:p/>
        </draw:line>
        <draw:line draw:style-name="gr4" draw:text-style-name="P20" draw:layer="layout" svg:x1="15.631cm" svg:y1="11.964cm" svg:x2="20.581cm" svg:y2="11.964cm">
          <text:p/>
        </draw:line>
        <draw:frame draw:style-name="gr9" draw:text-style-name="P24" draw:layer="layout" svg:width="3.949cm" svg:height="1.353cm" svg:x="20.582cm" svg:y="9.817cm">
          <draw:text-box>
            <text:p text:style-name="P19"><text:span text:style-name="T5">Q230 refclk0</text:span></text:p>
          </draw:text-box>
        </draw:frame>
        <draw:frame draw:style-name="gr3" draw:text-style-name="P24" draw:layer="layout" svg:width="3.648cm" svg:height="0.802cm" svg:x="20.583cm" svg:y="10.619cm">
          <draw:text-box>
            <text:p text:style-name="P19"><text:span text:style-name="T5">Q128 refclk1</text:span></text:p>
          </draw:text-box>
        </draw:frame>
        <draw:frame draw:style-name="gr3" draw:text-style-name="P24" draw:layer="layout" svg:width="3.948cm" svg:height="0.802cm" svg:x="20.583cm" svg:y="11.468cm">
          <draw:text-box>
            <text:p text:style-name="P19"><text:span text:style-name="T5">Q228 refclk0</text:span></text:p>
          </draw:text-box>
        </draw:frame>
        <draw:frame draw:style-name="gr9" draw:text-style-name="P24" draw:layer="layout" svg:width="3.949cm" svg:height="1.353cm" svg:x="20.583cm" svg:y="9.018cm">
          <draw:text-box>
            <text:p text:style-name="P19"><text:span text:style-name="T5">B65_L14 GC</text:span></text:p>
          </draw:text-box>
        </draw:frame>
        <draw:frame draw:style-name="gr13" draw:text-style-name="P33" draw:layer="layout" svg:width="4.999cm" svg:height="1.115cm" svg:x="15.595cm" svg:y="4.609cm">
          <draw:text-box>
            <text:p text:style-name="P32"><text:span text:style-name="T6">CLK_A_FPGA_DP_O</text:span><text:span text:style-name="T6">UT</text:span></text:p>
          </draw:text-box>
        </draw:frame>
        <draw:frame draw:style-name="gr9" draw:text-style-name="P24" draw:layer="layout" svg:width="3.949cm" svg:height="1.353cm" svg:x="20.545cm" svg:y="4.796cm">
          <draw:text-box>
            <text:p text:style-name="P19"><text:span text:style-name="T5">B65_L13 GC</text:span></text:p>
          </draw:text-box>
        </draw:frame>
        <draw:line draw:style-name="gr12" draw:text-style-name="P31" draw:layer="layout" svg:x1="15.631cm" svg:y1="5.264cm" svg:x2="20.581cm" svg:y2="5.264cm">
          <text:p/>
        </draw:lin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frame draw:name="Inhaltsplatzhalter 5" presentation:style-name="pr5" draw:text-style-name="P8" draw:layer="layout" svg:width="7.644cm" svg:height="9.749cm" svg:x="2.897cm" svg:y="2.795cm" presentation:class="outline" presentation:user-transformed="true">
          <draw:text-box>
            <text:list text:style-name="L3">
              <text:list-item>
                <text:p>Both devices used.</text:p>
              </text:list-item>
              <text:list-item>
                <text:p>B-device provides</text:p>
                <text:list>
                  <text:list-item>
                    <text:p>MGT refclk for link to master</text:p>
                  </text:list-item>
                  <text:list-item>
                    <text:p>reverse/up TX/event clock (FO→master)</text:p>
                  </text:list-item>
                </text:list>
              </text:list-item>
              <text:list-item>
                <text:p>A-device locked to recovered master clock</text:p>
              </text:list-item>
              <text:list-item>
                <text:p>A-device provides downstream TX/event clock (master-&gt;FO)</text:p>
              </text:list-item>
            </text:list>
          </draw:text-box>
        </draw:frame>
        <draw:frame draw:name="Titel 5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Fanout </text:span><text:span text:style-name="T2">Mode</text:span></text:p>
          </draw:text-box>
        </draw:frame>
        <draw:frame draw:name="Foliennummernplatzhalter 5" presentation:style-name="pr10" draw:text-style-name="P12" draw:layer="layout" svg:width="1.598cm" svg:height="0.409cm" svg:x="22.795cm" svg:y="13.8cm" presentation:class="page-number" presentation:user-transformed="true">
          <draw:text-box>
            <text:p text:style-name="P11"><text:span text:style-name="T3">Page </text:span><text:span text:style-name="T3"><text:page-number>&lt;number&gt;</text:page-number></text:span></text:p>
          </draw:text-box>
        </draw:frame>
        <draw:custom-shape draw:style-name="gr2" draw:text-style-name="P35" draw:layer="layout" svg:width="4.318cm" svg:height="3.81cm" svg:x="11.313cm" svg:y="3.84cm">
          <text:p text:style-name="P35"><text:span text:style-name="T4">Si53</text:span><text:span text:style-name="T4">95</text:span></text:p>
          <text:p text:style-name="P35"><text:span text:style-name="T4">A</text:span></text:p>
          <draw:enhanced-geometry svg:viewBox="0 0 21600 21600" draw:type="rectangle" draw:enhanced-path="M 0 0 L 21600 0 21600 21600 0 21600 0 0 Z N"/>
        </draw:custom-shape>
        <draw:frame draw:style-name="gr3" draw:text-style-name="P37" draw:layer="layout" svg:width="1.651cm" svg:height="0.802cm" svg:x="13.98cm" svg:y="4.816cm">
          <draw:text-box>
            <text:p text:style-name="P36"><text:span text:style-name="T5">Out7</text:span></text:p>
          </draw:text-box>
        </draw:frame>
        <draw:frame draw:style-name="gr3" draw:text-style-name="P37" draw:layer="layout" svg:width="1.651cm" svg:height="0.802cm" svg:x="13.981cm" svg:y="5.618cm">
          <draw:text-box>
            <text:p text:style-name="P36"><text:span text:style-name="T5">Out8</text:span></text:p>
          </draw:text-box>
        </draw:frame>
        <draw:frame draw:style-name="gr3" draw:text-style-name="P37" draw:layer="layout" svg:width="1.651cm" svg:height="0.802cm" svg:x="13.981cm" svg:y="6.467cm">
          <draw:text-box>
            <text:p text:style-name="P36"><text:span text:style-name="T5">Out9</text:span></text:p>
          </draw:text-box>
        </draw:frame>
        <draw:frame draw:style-name="gr3" draw:text-style-name="P39" draw:layer="layout" svg:width="1.651cm" svg:height="0.802cm" svg:x="11.313cm" svg:y="4.435cm">
          <draw:text-box>
            <text:p text:style-name="P38"><text:span text:style-name="T5">Inp2</text:span></text:p>
          </draw:text-box>
        </draw:frame>
        <draw:polyline draw:style-name="gr4" draw:text-style-name="P20" draw:layer="layout" svg:width="10.058cm" svg:height="1.747cm" draw:transform="rotate (-2.95239896267361) translate (20.544cm 3.143cm)" svg:viewBox="0 0 10059 1748" draw:points="0,0 9748,1748 10059,127 9399,1">
          <text:p/>
        </draw:polyline>
        <draw:frame draw:style-name="gr5" draw:text-style-name="P41" draw:layer="layout" svg:width="4.999cm" svg:height="1.115cm" svg:x="15.594cm" svg:y="2.508cm">
          <draw:text-box>
            <text:p text:style-name="P40"><text:span text:style-name="T6">CLK_A_FPGA_DP_O</text:span><text:span text:style-name="T6">UT</text:span></text:p>
          </draw:text-box>
        </draw:frame>
        <draw:frame draw:style-name="gr6" draw:text-style-name="P41" draw:layer="layout" svg:width="4.556cm" svg:height="0.683cm" svg:x="15.631cm" svg:y="5.43cm">
          <draw:text-box>
            <text:p text:style-name="P40"><text:span text:style-name="T6">CLK_A_GTH_QSFP0</text:span></text:p>
          </draw:text-box>
        </draw:frame>
        <draw:frame draw:style-name="gr5" draw:text-style-name="P41" draw:layer="layout" svg:width="5.064cm" svg:height="1.115cm" svg:x="15.631cm" svg:y="6.33cm">
          <draw:text-box>
            <text:p text:style-name="P40"><text:span text:style-name="T6">CLK_A_GTH_MSH_S</text:span><text:span text:style-name="T6">FP1</text:span></text:p>
          </draw:text-box>
        </draw:frame>
        <draw:custom-shape draw:style-name="gr7" draw:text-style-name="P42" draw:layer="layout" svg:width="4.318cm" svg:height="3.81cm" svg:x="11.313cm" svg:y="8.84cm">
          <text:p text:style-name="P35"><text:span text:style-name="T4">Si5395</text:span></text:p>
          <text:p text:style-name="P35"><text:span text:style-name="T4">B</text:span></text:p>
          <draw:enhanced-geometry svg:viewBox="0 0 21600 21600" draw:type="rectangle" draw:enhanced-path="M 0 0 L 21600 0 21600 21600 0 21600 0 0 Z N"/>
        </draw:custom-shape>
        <draw:frame draw:style-name="gr3" draw:text-style-name="P37" draw:layer="layout" svg:width="1.651cm" svg:height="0.802cm" svg:x="13.98cm" svg:y="9.816cm">
          <draw:text-box>
            <text:p text:style-name="P36"><text:span text:style-name="T5">Out7</text:span></text:p>
          </draw:text-box>
        </draw:frame>
        <draw:frame draw:style-name="gr3" draw:text-style-name="P37" draw:layer="layout" svg:width="1.651cm" svg:height="0.802cm" svg:x="13.981cm" svg:y="10.618cm">
          <draw:text-box>
            <text:p text:style-name="P36"><text:span text:style-name="T5">Out8</text:span></text:p>
          </draw:text-box>
        </draw:frame>
        <draw:frame draw:style-name="gr3" draw:text-style-name="P37" draw:layer="layout" svg:width="1.651cm" svg:height="0.802cm" svg:x="13.981cm" svg:y="11.467cm">
          <draw:text-box>
            <text:p text:style-name="P36"><text:span text:style-name="T5">Out9</text:span></text:p>
          </draw:text-box>
        </draw:frame>
        <draw:frame draw:style-name="gr3" draw:text-style-name="P39" draw:layer="layout" svg:width="1.651cm" svg:height="0.802cm" svg:x="11.313cm" svg:y="9.435cm">
          <draw:text-box>
            <text:p text:style-name="P38"><text:span text:style-name="T5">Inp2</text:span></text:p>
          </draw:text-box>
        </draw:frame>
        <draw:frame draw:style-name="gr6" draw:text-style-name="P41" draw:layer="layout" svg:width="4.556cm" svg:height="0.683cm" svg:x="15.631cm" svg:y="9.529cm">
          <draw:text-box>
            <text:p text:style-name="P40"><text:span text:style-name="T6">CLK_B_GTH_MSH</text:span></text:p>
          </draw:text-box>
        </draw:frame>
        <draw:frame draw:style-name="gr6" draw:text-style-name="P41" draw:layer="layout" svg:width="4.556cm" svg:height="0.683cm" svg:x="15.631cm" svg:y="10.43cm">
          <draw:text-box>
            <text:p text:style-name="P40"><text:span text:style-name="T6">CLK_B_GTH_QSFP0</text:span></text:p>
          </draw:text-box>
        </draw:frame>
        <draw:frame draw:style-name="gr5" draw:text-style-name="P41" draw:layer="layout" svg:width="5.064cm" svg:height="1.115cm" svg:x="15.631cm" svg:y="11.33cm">
          <draw:text-box>
            <text:p text:style-name="P40"><text:span text:style-name="T6">CLK_B_GTH_QSFP1</text:span></text:p>
          </draw:text-box>
        </draw:frame>
        <draw:frame draw:style-name="gr3" draw:text-style-name="P37" draw:layer="layout" svg:width="1.651cm" svg:height="0.802cm" svg:x="13.981cm" svg:y="9.008cm">
          <draw:text-box>
            <text:p text:style-name="P36"><text:span text:style-name="T5">Out6</text:span></text:p>
          </draw:text-box>
        </draw:frame>
        <draw:frame draw:style-name="gr6" draw:text-style-name="P41" draw:layer="layout" svg:width="4.556cm" svg:height="1.115cm" svg:x="15.632cm" svg:y="8.721cm">
          <draw:text-box>
            <text:p text:style-name="P40"><text:span text:style-name="T6">CLK_B_FPGA_DP_G</text:span><text:span text:style-name="T6">C</text:span></text:p>
          </draw:text-box>
        </draw:frame>
        <draw:custom-shape draw:style-name="gr8" draw:text-style-name="P23" draw:layer="layout" svg:width="3.937cm" svg:height="10.414cm" svg:x="20.593cm" svg:y="2.243cm">
          <text:p/>
          <draw:enhanced-geometry svg:viewBox="0 0 21600 21600" draw:type="rectangle" draw:enhanced-path="M 0 0 L 21600 0 21600 21600 0 21600 0 0 Z N"/>
        </draw:custom-shape>
        <draw:frame draw:style-name="gr9" draw:text-style-name="P39" draw:layer="layout" svg:width="3.949cm" svg:height="1.353cm" svg:x="20.544cm" svg:y="2.795cm">
          <draw:text-box>
            <text:p text:style-name="P38"><text:span text:style-name="T5">B65_L23</text:span></text:p>
          </draw:text-box>
        </draw:frame>
        <draw:frame draw:style-name="gr3" draw:text-style-name="P39" draw:layer="layout" svg:width="3.648cm" svg:height="0.802cm" svg:x="20.582cm" svg:y="5.618cm">
          <draw:text-box>
            <text:p text:style-name="P38"><text:span text:style-name="T5">Q128 refclk0</text:span></text:p>
          </draw:text-box>
        </draw:frame>
        <draw:frame draw:style-name="gr3" draw:text-style-name="P39" draw:layer="layout" svg:width="3.948cm" svg:height="0.802cm" svg:x="20.582cm" svg:y="6.467cm">
          <draw:text-box>
            <text:p text:style-name="P38"><text:span text:style-name="T5">Q229 refclk0</text:span></text:p>
          </draw:text-box>
        </draw:frame>
        <draw:line draw:style-name="gr4" draw:text-style-name="P20" draw:layer="layout" svg:x1="15.631cm" svg:y1="6.064cm" svg:x2="20.581cm" svg:y2="6.0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9.364cm" svg:x2="20.581cm" svg:y2="9.3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6.964cm" svg:x2="20.581cm" svg:y2="6.964cm">
          <text:p/>
        </draw:line>
        <draw:line draw:style-name="gr4" draw:text-style-name="P20" draw:layer="layout" svg:x1="15.631cm" svg:y1="10.164cm" svg:x2="20.581cm" svg:y2="10.164cm">
          <text:p/>
        </draw:line>
        <draw:line draw:style-name="gr4" draw:text-style-name="P20" draw:layer="layout" svg:x1="15.631cm" svg:y1="11.064cm" svg:x2="20.581cm" svg:y2="11.064cm">
          <text:p/>
        </draw:line>
        <draw:line draw:style-name="gr4" draw:text-style-name="P20" draw:layer="layout" svg:x1="15.631cm" svg:y1="11.964cm" svg:x2="20.581cm" svg:y2="11.964cm">
          <text:p/>
        </draw:line>
        <draw:frame draw:style-name="gr9" draw:text-style-name="P39" draw:layer="layout" svg:width="3.949cm" svg:height="1.353cm" svg:x="20.582cm" svg:y="9.817cm">
          <draw:text-box>
            <text:p text:style-name="P38"><text:span text:style-name="T5">Q230 refclk0</text:span></text:p>
          </draw:text-box>
        </draw:frame>
        <draw:frame draw:style-name="gr3" draw:text-style-name="P39" draw:layer="layout" svg:width="3.648cm" svg:height="0.802cm" svg:x="20.583cm" svg:y="10.619cm">
          <draw:text-box>
            <text:p text:style-name="P38"><text:span text:style-name="T5">Q128 refclk1</text:span></text:p>
          </draw:text-box>
        </draw:frame>
        <draw:frame draw:style-name="gr3" draw:text-style-name="P39" draw:layer="layout" svg:width="3.948cm" svg:height="0.802cm" svg:x="20.583cm" svg:y="11.468cm">
          <draw:text-box>
            <text:p text:style-name="P38"><text:span text:style-name="T5">Q228 refclk0</text:span></text:p>
          </draw:text-box>
        </draw:frame>
        <draw:frame draw:style-name="gr9" draw:text-style-name="P39" draw:layer="layout" svg:width="3.949cm" svg:height="1.353cm" svg:x="20.583cm" svg:y="9.018cm">
          <draw:text-box>
            <text:p text:style-name="P38"><text:span text:style-name="T5">B65_L14 GC</text:span></text:p>
          </draw:text-box>
        </draw:frame>
        <draw:frame draw:style-name="gr5" draw:text-style-name="P41" draw:layer="layout" svg:width="4.999cm" svg:height="1.115cm" svg:x="15.595cm" svg:y="4.609cm">
          <draw:text-box>
            <text:p text:style-name="P40"><text:span text:style-name="T6">CLK_A_FPGA_DP_O</text:span><text:span text:style-name="T6">UT</text:span></text:p>
          </draw:text-box>
        </draw:frame>
        <draw:frame draw:style-name="gr9" draw:text-style-name="P39" draw:layer="layout" svg:width="3.949cm" svg:height="1.353cm" svg:x="20.545cm" svg:y="4.796cm">
          <draw:text-box>
            <text:p text:style-name="P38"><text:span text:style-name="T5">B65_L13 GC</text:span></text:p>
          </draw:text-box>
        </draw:frame>
        <draw:line draw:style-name="gr4" draw:text-style-name="P20" draw:layer="layout" svg:x1="15.631cm" svg:y1="5.264cm" svg:x2="20.581cm" svg:y2="5.264cm">
          <text:p/>
        </draw:lin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8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name="Inhaltsplatzhalter 3" presentation:style-name="pr5" draw:text-style-name="P45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 text:style-name="P43">Depending on the mode (using recovered clock → fanout mode)</text:p>
              </text:list-item>
              <text:list-item>
                <text:p text:style-name="P43">Firmware uses MGT reference-clock muxes to drive MGT reference clocks:</text:p>
                <text:list>
                  <text:list-item>
                    <text:p text:style-name="P43">Master mode: all MGTs driven by Si5395_B</text:p>
                  </text:list-item>
                  <text:list-item>
                    <text:p text:style-name="P43">Fanout mode:</text:p>
                    <text:list>
                      <text:list-item>
                        <text:p text:style-name="P43">Master-directed MGT driven by Si5395_B.</text:p>
                      </text:list-item>
                      <text:list-item>
                        <text:p text:style-name="P43">Si5395_A locked to recovered master clock.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44">Fanout MGTs driven by Si5395_A.</text:p>
                      </text:list-item>
                    </text:list>
                  </text:list-item>
                </text:list>
              </text:list-item>
              <text:list-item>
                <text:p text:style-name="P43">Firmware uses mux to drive fanout event clock</text:p>
                <text:list>
                  <text:list-item>
                    <text:p text:style-name="P43">Master mode: event clock from Si5395_B (CLK_B_FPGA_DP_GC)</text:p>
                  </text:list-item>
                  <text:list-item>
                    <text:p text:style-name="P43">Fanout mode: event clock from Si5395_A (CLK_A_FPGA_DP_GC)</text:p>
                  </text:list-item>
                </text:list>
              </text:list-item>
            </text:list>
          </draw:text-box>
        </draw:frame>
        <draw:frame draw:name="Titel 3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EVG vs. </text:span><text:span text:style-name="T2">Fanout </text:span><text:span text:style-name="T2">Mode</text:span></text:p>
          </draw:text-box>
        </draw:frame>
        <draw:frame draw:name="Foliennummernplatzhalter 2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 Requirements for Your Presentation" draw:style-name="dp1" draw:master-page-name="Title_20_and_20_content_5f_">
        <draw:frame draw:name="Titel 13" presentation:style-name="pr11" draw:text-style-name="P47" draw:layer="layout" svg:width="18.632cm" svg:height="1.058cm" svg:x="5.77cm" svg:y="0.6cm" presentation:class="title" presentation:user-transformed="true">
          <draw:text-box>
            <text:p text:style-name="P46"><text:span text:style-name="T2">EVM </text:span><text:span text:style-name="T2">Major </text:span><text:span text:style-name="T2">Clock </text:span><text:span text:style-name="T2">Domains </text:span><text:span text:style-name="T2">(Fanout </text:span><text:span text:style-name="T2">Mode)</text:span></text:p>
          </draw:text-box>
        </draw:frame>
        <draw:frame draw:name="Foliennummernplatzhalter 12" presentation:style-name="pr12" draw:text-style-name="P12" draw:layer="layout" svg:width="1.598cm" svg:height="0.409cm" svg:x="22.795cm" svg:y="13.8cm" presentation:class="page-number" presentation:user-transformed="true">
          <draw:text-box>
            <text:p text:style-name="P11"><text:span text:style-name="T3">Page </text:span><text:span text:style-name="T3"><text:page-number>&lt;number&gt;</text:page-number></text:span></text:p>
          </draw:text-box>
        </draw:frame>
        <draw:custom-shape draw:style-name="gr16" draw:text-style-name="P48" draw:layer="layout" svg:width="3.429cm" svg:height="2.413cm" svg:x="6.35cm" svg:y="4.9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1.651cm" svg:height="0.635cm" svg:x="6.731cm" svg:y="6.607cm">
          <text:p text:style-name="P49"><text:span text:style-name="T7">TX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1.651cm" svg:height="0.635cm" svg:x="6.731cm" svg:y="5.083cm">
          <text:p text:style-name="P49"><text:span text:style-name="T7">RX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1.651cm" svg:height="0.635cm" svg:x="6.35cm" svg:y="5.845cm">
          <text:p text:style-name="P49"><text:span text:style-name="T7">CPLL</text:span></text:p>
          <draw:enhanced-geometry svg:viewBox="0 0 21600 21600" draw:type="rectangle" draw:enhanced-path="M 0 0 L 21600 0 21600 21600 0 21600 0 0 Z N"/>
        </draw:custom-shape>
        <draw:frame draw:style-name="gr18" draw:text-style-name="P51" draw:layer="layout" svg:width="2.286cm" svg:height="0.962cm" svg:x="5.939cm" svg:y="3.94cm">
          <draw:text-box>
            <text:p><text:span text:style-name="T8">MGT</text:span></text:p>
          </draw:text-box>
        </draw:frame>
        <draw:custom-shape draw:style-name="gr19" draw:text-style-name="P52" draw:layer="layout" svg:width="2.032cm" svg:height="0.889cm" svg:x="10.314cm" svg:y="4.956cm">
          <text:p text:style-name="P49"><text:span text:style-name="T4">FIFO</text:span></text:p>
          <draw:enhanced-geometry svg:viewBox="0 0 21600 21600" draw:type="rectangle" draw:enhanced-path="M 0 0 L 21600 0 21600 21600 0 21600 0 0 Z N"/>
        </draw:custom-shape>
        <draw:custom-shape draw:style-name="gr16" draw:text-style-name="P48" draw:layer="layout" svg:width="3.429cm" svg:height="2.413cm" svg:x="15.24cm" svg:y="4.95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1.651cm" svg:height="0.635cm" svg:x="16.637cm" svg:y="6.607cm">
          <text:p text:style-name="P49"><text:span text:style-name="T7">RX</text:span></text:p>
          <draw:enhanced-geometry svg:viewBox="0 0 21600 21600" draw:type="rectangle" draw:enhanced-path="M 0 0 L 21600 0 21600 21600 0 21600 0 0 Z N"/>
        </draw:custom-shape>
        <draw:custom-shape draw:style-name="gr17" draw:text-style-name="P50" draw:layer="layout" svg:width="1.651cm" svg:height="0.635cm" svg:x="16.637cm" svg:y="5.083cm">
          <text:p text:style-name="P49"><text:span text:style-name="T7">T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50" draw:layer="layout" svg:width="1.651cm" svg:height="0.635cm" svg:x="17.018cm" svg:y="5.845cm">
          <text:p text:style-name="P49"><text:span text:style-name="T7">CPLL</text:span></text:p>
          <draw:enhanced-geometry svg:viewBox="0 0 21600 21600" draw:type="rectangle" draw:enhanced-path="M 0 0 L 21600 0 21600 21600 0 21600 0 0 Z N"/>
        </draw:custom-shape>
        <draw:frame draw:style-name="gr18" draw:text-style-name="P53" draw:layer="layout" svg:width="2.286cm" svg:height="0.962cm" svg:x="16.729cm" svg:y="3.94cm">
          <draw:text-box>
            <text:p text:style-name="P17"><text:span text:style-name="T8">MGT</text:span></text:p>
          </draw:text-box>
        </draw:frame>
        <draw:custom-shape draw:style-name="gr19" draw:text-style-name="P52" draw:layer="layout" svg:width="2.032cm" svg:height="0.889cm" svg:x="12.827cm" svg:y="6.493cm">
          <text:p text:style-name="P49"><text:span text:style-name="T4">FIFO</text:span></text:p>
          <draw:enhanced-geometry svg:viewBox="0 0 21600 21600" draw:type="rectangle" draw:enhanced-path="M 0 0 L 21600 0 21600 21600 0 21600 0 0 Z N"/>
        </draw:custom-shape>
        <draw:custom-shape draw:style-name="gr20" draw:text-style-name="P54" draw:layer="layout" svg:width="3.429cm" svg:height="1.651cm" svg:x="6.35cm" svg:y="8.798cm">
          <text:p text:style-name="P49"><text:span text:style-name="T8">Si5395_B</text:span></text:p>
          <draw:enhanced-geometry svg:viewBox="0 0 21600 21600" draw:type="rectangle" draw:enhanced-path="M 0 0 L 21600 0 21600 21600 0 21600 0 0 Z N"/>
        </draw:custom-shape>
        <draw:custom-shape draw:style-name="gr21" draw:text-style-name="P49" draw:layer="layout" svg:width="3.429cm" svg:height="1.651cm" svg:x="15.24cm" svg:y="2.048cm">
          <text:p text:style-name="P49"><text:span text:style-name="T8">Si5395_A</text:span></text:p>
          <draw:enhanced-geometry svg:viewBox="0 0 21600 21600" draw:type="rectangle" draw:enhanced-path="M 0 0 L 21600 0 21600 21600 0 21600 0 0 Z N"/>
        </draw:custom-shape>
        <draw:polyline draw:style-name="gr22" draw:text-style-name="P20" draw:layer="layout" svg:width="2.304cm" svg:height="1.951cm" draw:transform="rotate (-1.86226631187795) translate (7.52039146420766cm 6.59013426693606cm)" svg:viewBox="0 0 2305 1952" draw:points="2305,0 1435,261 1800,1477 219,1952 0,1222">
          <text:p/>
        </draw:polyline>
        <draw:custom-shape draw:style-name="gr23" draw:text-style-name="P55" draw:layer="layout" svg:width="7.112cm" svg:height="1.41cm" svg:x="6.731cm" svg:y="6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6" draw:layer="layout" svg:width="7.21cm" svg:height="1.41cm" svg:x="11.176cm" svg:y="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20" draw:layer="layout" svg:width="7.708cm" svg:height="2.171cm" draw:transform="rotate (0.299323966717028) translate (7.23355264538245cm 3.00763928830556cm)" svg:viewBox="0 0 7709 2172" draw:points="0,2172 670,0 7709,2172">
          <text:p/>
        </draw:polyline>
        <draw:frame draw:style-name="gr25" draw:text-style-name="P51" draw:layer="layout" svg:width="3.048cm" svg:height="1.275cm" svg:x="11.13cm" svg:y="2.148cm">
          <draw:text-box>
            <text:p><text:span text:style-name="T7">Recovered RX </text:span><text:span text:style-name="T7">Clock</text:span></text:p>
          </draw:text-box>
        </draw:frame>
        <draw:polyline draw:style-name="gr26" draw:text-style-name="P20" draw:layer="layout" svg:width="3.428cm" svg:height="0.761cm" draw:transform="rotate (-1.5707963267949) translate (19.431cm 2.81cm)" svg:viewBox="0 0 3429 762" draw:points="0,762 0,0 3429,0 3429,762">
          <text:p/>
        </draw:polyline>
        <draw:line draw:style-name="gr27" draw:text-style-name="P20" draw:layer="layout" svg:x1="15.621cm" svg:y1="3.699cm" svg:x2="15.621cm" svg:y2="4.74cm">
          <text:p/>
        </draw:line>
        <draw:line draw:style-name="gr28" draw:text-style-name="P20" draw:layer="layout" svg:x1="9.271cm" svg:y1="8.798cm" svg:x2="9.271cm" svg:y2="7.649cm">
          <text:p/>
        </draw:line>
        <draw:frame draw:style-name="gr29" draw:text-style-name="P57" draw:layer="layout" svg:width="4.064cm" svg:height="2.384cm" svg:x="20.881cm" svg:y="4.95cm">
          <draw:text-box>
            <text:p text:style-name="P16"><text:span text:style-name="T8">Fanout (one </text:span><text:span text:style-name="T8">channel </text:span><text:span text:style-name="T8">shown)</text:span></text:p>
          </draw:text-box>
        </draw:frame>
        <draw:custom-shape draw:style-name="gr30" draw:text-style-name="P16" draw:layer="layout" svg:width="2.413cm" svg:height="0.381cm" svg:x="18.669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58" draw:layer="layout" svg:width="2.413cm" svg:height="0.381cm" svg:x="18.665cm" svg:y="6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16" draw:layer="layout" svg:width="2.413cm" svg:height="0.381cm" svg:x="3.869cm" svg:y="5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22" draw:layer="layout" svg:width="2.413cm" svg:height="0.381cm" svg:x="3.865cm" svg:y="6.75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20" draw:layer="layout" svg:x1="8.382cm" svg:y1="5.35cm" svg:x2="10.314cm" svg:y2="5.35cm">
          <text:p/>
        </draw:line>
        <draw:line draw:style-name="gr4" draw:text-style-name="P20" draw:layer="layout" svg:x1="12.827cm" svg:y1="6.95cm" svg:x2="8.382cm" svg:y2="6.95cm">
          <text:p/>
        </draw:line>
        <draw:line draw:style-name="gr4" draw:text-style-name="P20" draw:layer="layout" svg:x1="16.628cm" svg:y1="6.95cm" svg:x2="14.859cm" svg:y2="6.95cm">
          <text:p/>
        </draw:line>
        <draw:line draw:style-name="gr4" draw:text-style-name="P20" draw:layer="layout" svg:x1="12.282cm" svg:y1="5.35cm" svg:x2="16.637cm" svg:y2="5.35cm">
          <text:p/>
        </draw:line>
        <draw:frame draw:style-name="gr33" draw:text-style-name="P59" draw:layer="layout" svg:width="2.919cm" svg:height="0.839cm" svg:x="12.157cm" svg:y="3.826cm">
          <draw:text-box>
            <text:p><text:span text:style-name="T9">Event Clk</text:span></text:p>
          </draw:text-box>
        </draw:frame>
        <draw:frame draw:style-name="gr34" draw:text-style-name="P60" draw:layer="layout" svg:width="3.77cm" svg:height="0.839cm" svg:x="9.958cm" svg:y="7.927cm">
          <draw:text-box>
            <text:p><text:span text:style-name="T10">Up Event Clk</text:span></text:p>
          </draw:text-box>
        </draw:frame>
        <draw:frame draw:name="Inhaltsplatzhalter 12" presentation:style-name="pr13" draw:text-style-name="P62" draw:layer="layout" svg:width="13.354cm" svg:height="4.683cm" svg:x="11.049cm" svg:y="8.906cm" presentation:class="outline" presentation:user-transformed="true">
          <draw:text-box>
            <text:list text:style-name="L8">
              <text:list-item>
                <text:p text:style-name="P61"><text:span text:style-name="T11">event_clk reads RX receiving master stream; can be locked to recovered RX clock.</text:span></text:p>
              </text:list-item>
              <text:list-item>
                <text:p text:style-name="P61"><text:span text:style-name="T12">up_event_clk generated locally (Si5395_B). Reads + processes RXes from fanout ports; clocks TX to master.</text:span></text:p>
              </text:list-item>
              <text:list-item>
                <text:p text:style-name="P61"><text:span text:style-name="T13">RXes decoupled with FIFOs (flexible RD clock as long as link not saturated)</text:span></text:p>
              </text:list-item>
              <text:list-item>
                <text:p text:style-name="P61"><text:span text:style-name="T13">TX and RX of same channel run at slightly different freq.</text:span></text:p>
              </text:list-item>
            </text:list>
          </draw:text-box>
        </draw:frame>
        <draw:frame draw:style-name="gr35" draw:text-style-name="P57" draw:layer="layout" svg:width="3.175cm" svg:height="1.778cm" svg:x="0.762cm" svg:y="5.296cm">
          <draw:text-box>
            <text:p text:style-name="P16"><text:span text:style-name="T8">Uplink to </text:span><text:span text:style-name="T8">Master</text:span></text:p>
          </draw:text-box>
        </draw:frame>
        <draw:custom-shape draw:style-name="gr36" draw:text-style-name="P63" draw:layer="layout" svg:width="2.921cm" svg:height="0.859cm" svg:x="7.874cm" svg:y="4.9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4" draw:layer="layout" svg:width="2.921cm" svg:height="0.859cm" svg:x="14.224cm" svg:y="6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4" draw:text-style-name="P6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name="Inhaltsplatzhalter 6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>MGTs are internally clocked by CPLLs</text:p>
                <text:list>
                  <text:list-item>
                    <text:p>CPLL operating range 2GHz..6.4GHz</text:p>
                  </text:list-item>
                  <text:list-item>
                    <text:p>CPLL multiplier = 20</text:p>
                  </text:list-item>
                  <text:list-item>
                    <text:p>bit-rate = MGT refclk * 20 * 2 / 4</text:p>
                  </text:list-item>
                  <text:list-item>
                    <text:p>deliberate choice so that CPLL range covers 1Gbps..3Gbps range, i.e., event clocks from 50MHz .. 150MHz.</text:p>
                  </text:list-item>
                  <text:list-item>
                    <text:p>MGT reference clock is <text:span text:style-name="T14">twice</text:span> the event clock rate (CPLL multiplier <text:s/>= 40 is not supported).</text:p>
                  </text:list-item>
                  <text:list-item>
                    <text:p>If needed the range could be increased by switching the RXRATE/TXRATE dividers (hard-connection to 4 ATM).</text:p>
                  </text:list-item>
                </text:list>
              </text:list-item>
            </text:list>
          </draw:text-box>
        </draw:frame>
        <draw:frame draw:name="Titel 6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MGT </text:span><text:span text:style-name="T2">Clocking</text:span></text:p>
          </draw:text-box>
        </draw:frame>
        <draw:frame draw:name="Foliennummernplatzhalter 6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>
        <draw:frame draw:name="Inhaltsplatzhalter 7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>In fanout mode an MMCM is used to phase-shift the regenerated master clock.</text:p>
              </text:list-item>
              <text:list-item>
                <text:p>MMCM has a valid operating range from 800MHz..1600MHz.</text:p>
              </text:list-item>
              <text:list-item>
                <text:p>Uses a (hardcoded) multiplier of 11 → recovered clock limited to 72.72MHz..145.45MHz!</text:p>
              </text:list-item>
              <text:list-item>
                <text:p>The recovered clock is only used in fanout mode (not EVG mode) and it matches the master clock rate:</text:p>
                <text:list>
                  <text:list-item>
                    <text:p><text:span text:style-name="T14">in fanout mode the master event clock is limited to 72.72MHz … 145.45MHz</text:span></text:p>
                  </text:list-item>
                  <text:list-item>
                    <text:p>fanout event clock may be decimated and is not affected by this limit.</text:p>
                  </text:list-item>
                </text:list>
              </text:list-item>
            </text:list>
          </draw:text-box>
        </draw:frame>
        <draw:frame draw:name="Titel 8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Other </text:span><text:span text:style-name="T2">Clocking </text:span><text:span text:style-name="T2">Limitation</text:span><text:span text:style-name="T2">s</text:span></text:p>
          </draw:text-box>
        </draw:frame>
        <draw:frame draw:name="Foliennummernplatzhalter 7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draw:frame draw:name="Inhaltsplatzhalter 8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>Set Si5395_B to zero-delay mode operating at suitable frequency (depends on RF reference).</text:p>
              </text:list-item>
              <text:list-item>
                <text:p>Make sure event clock is within range 50MHz .. 150MHz.</text:p>
              </text:list-item>
              <text:list-item>
                <text:p>Program Out6 to generate event_clock.</text:p>
              </text:list-item>
              <text:list-item>
                <text:p>Program Out7, 8 and 9 to generate 2*event_clock.</text:p>
              </text:list-item>
            </text:list>
          </draw:text-box>
        </draw:frame>
        <draw:frame draw:name="Titel 9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Si5395 </text:span><text:span text:style-name="T2">Setup in </text:span><text:span text:style-name="T2">Master </text:span><text:span text:style-name="T2">Mode</text:span></text:p>
          </draw:text-box>
        </draw:frame>
        <draw:frame draw:name="Foliennummernplatzhalter 8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>
        <draw:frame draw:name="Inhaltsplatzhalter 9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>Set Si5395_B as for master mode (but no RF reference connected; B-device must be free-runnin).</text:p>
              </text:list-item>
              <text:list-item>
                <text:p>Make sure master event clock is within range 72.72MHz .. 145.45MHz.</text:p>
              </text:list-item>
              <text:list-item>
                <text:p>Set Si5395_A for ZDM mode tracking the master event clock.</text:p>
              </text:list-item>
              <text:list-item>
                <text:p>Pick N and R dividers so that</text:p>
                <text:list>
                  <text:list-item>
                    <text:p>Out7..9a use the same N divider</text:p>
                  </text:list-item>
                  <text:list-item>
                    <text:p>Out7 and Out9a use the same R divider value</text:p>
                  </text:list-item>
                  <text:list-item>
                    <text:p>Out8 and Out9 use half the R divider value of Out7 (must still be even). This yields an MGT reference clock that is twice the event clock rate.</text:p>
                  </text:list-item>
                </text:list>
              </text:list-item>
            </text:list>
          </draw:text-box>
        </draw:frame>
        <draw:frame draw:name="Titel 10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Si5395 </text:span><text:span text:style-name="T2">Setup in </text:span><text:span text:style-name="T2">Fanout </text:span><text:span text:style-name="T2">Mode (No </text:span><text:span text:style-name="T2">Decimatio</text:span><text:span text:style-name="T2">n)</text:span></text:p>
          </draw:text-box>
        </draw:frame>
        <draw:frame draw:name="Foliennummernplatzhalter 9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>
        <draw:frame draw:name="Inhaltsplatzhalter 10" presentation:style-name="pr5" draw:text-style-name="P8" draw:layer="layout" svg:width="21.505cm" svg:height="9.749cm" svg:x="2.897cm" svg:y="2.795cm" presentation:class="outline" presentation:user-transformed="true">
          <draw:text-box>
            <text:list text:style-name="L3">
              <text:list-item>
                <text:p>Set Si5395_B and Si5395_A as for normal fanout mode.</text:p>
              </text:list-item>
              <text:list-item>
                <text:p>The fanout event clock is now different from the master event clock and must be within the 50MHz..150MHz range.</text:p>
              </text:list-item>
              <text:list-item>
                <text:p>Use N and R7,R8,R9 dividers to generate fanout event and MGT clocks</text:p>
                <text:list>
                  <text:list-item>
                    <text:p>if possible use the same N divider as Out9a (ZDM output)</text:p>
                  </text:list-item>
                  <text:list-item>
                    <text:p>program Out7 R divider for fanout event clock (different from Out9a R divider)</text:p>
                  </text:list-item>
                  <text:list-item>
                    <text:p>program Out8, Out9 R dividers to half of Out7 R divider value (must still be even). This yields a fanout MGT reference clock of twice the fanout event rate.</text:p>
                  </text:list-item>
                </text:list>
              </text:list-item>
            </text:list>
          </draw:text-box>
        </draw:frame>
        <draw:frame draw:name="Titel 11" presentation:style-name="pr6" draw:text-style-name="P10" draw:layer="layout" svg:width="18.632cm" svg:height="1.058cm" svg:x="5.77cm" svg:y="0.6cm" presentation:class="title" presentation:user-transformed="true">
          <draw:text-box>
            <text:p text:style-name="P9"><text:span text:style-name="T2">Si5</text:span><text:span text:style-name="T2">395 </text:span><text:span text:style-name="T2">Set</text:span><text:span text:style-name="T2">up </text:span><text:span text:style-name="T2">in </text:span><text:span text:style-name="T2">Fan</text:span><text:span text:style-name="T2">out </text:span><text:span text:style-name="T2">Mo</text:span><text:span text:style-name="T2">de </text:span><text:span text:style-name="T2">Wit</text:span><text:span text:style-name="T2">h </text:span><text:span text:style-name="T2">Dec</text:span><text:span text:style-name="T2">ima</text:span><text:span text:style-name="T2">tion</text:span></text:p>
          </draw:text-box>
        </draw:frame>
        <draw:frame draw:name="Foliennummernplatzhalter 10" presentation:style-name="pr9" draw:text-style-name="P15" draw:layer="layout" svg:width="1.598cm" svg:height="0.409cm" svg:x="22.795cm" svg:y="13.8cm" presentation:class="page-number" presentation:user-transformed="true">
          <draw:text-box>
            <text:p text:style-name="P14"><text:span text:style-name="T3">Page </text:span><text:span text:style-name="T3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anklin Gothic Book" svg:font-family="'Franklin Gothic Book'" style:font-pitch="variable"/>
    <style:font-face style:name="Franklin Gothic Book1" svg:font-family="'Franklin Gothic Book'"/>
    <style:font-face style:name="Georgia" svg:font-family="Georgia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imes" svg:font-family="Times"/>
    <style:font-face style:name="Times1" svg:font-family="Times" style:font-pitch="variable"/>
    <style:font-face style:name="ヒラギノ角ゴ Pro W3" svg:font-family="'ヒラギノ角ゴ Pro W3'" style:font-pitch="variable"/>
    <style:font-face style:name="ヒラギノ角ゴ Pro W31" svg:font-family="'ヒラギノ角ゴ Pro W3'"/>
    <style:font-face style:name="ＭＳ Ｐゴシック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20__28_grey_29_-background" style:display-name="Title and content (grey)-background" style:family="presentation">
      <style:graphic-properties draw:stroke="none" draw:fill="solid" draw:fill-color="#ffffff"/>
      <style:text-properties style:letter-kerning="true"/>
    </style:style>
    <style:style style:name="Title_20_and_20_content_20__28_grey_29_-backgroundobjects" style:display-name="Title and content (gre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_28_grey_29_-notes" style:display-name="Title and content (gre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outline1" style:display-name="Title and content (grey)-outline1" style:family="presentation">
      <style:graphic-properties draw:stroke="none" draw:fill="none" draw:auto-grow-height="false" draw:fit-to-size="false" style:shrink-to-fit="true">
        <text:list-style style:name="Title_20_and_20_content_20__28_grey_29_-outline1" style:display-name="Title and content (gre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outline2" style:display-name="Title and content (grey)-outline2" style:family="presentation" style:parent-style-name="Title_20_and_20_content_20__28_grey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3" style:display-name="Title and content (grey)-outline3" style:family="presentation" style:parent-style-name="Title_20_and_20_content_20__28_grey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4" style:display-name="Title and content (grey)-outline4" style:family="presentation" style:parent-style-name="Title_20_and_20_content_20__28_grey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20__28_grey_29_-outline5" style:display-name="Title and content (grey)-outline5" style:family="presentation" style:parent-style-name="Title_20_and_20_content_20__28_grey_29_-outline4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6" style:display-name="Title and content (grey)-outline6" style:family="presentation" style:parent-style-name="Title_20_and_20_content_20__28_grey_29_-outline5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7" style:display-name="Title and content (grey)-outline7" style:family="presentation" style:parent-style-name="Title_20_and_20_content_20__28_grey_29_-outline6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8" style:display-name="Title and content (grey)-outline8" style:family="presentation" style:parent-style-name="Title_20_and_20_content_20__28_grey_29_-outline7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outline9" style:display-name="Title and content (grey)-outline9" style:family="presentation" style:parent-style-name="Title_20_and_20_content_20__28_grey_29_-outline8">
      <style:paragraph-properties fo:margin-top="0.1cm" fo:margin-bottom="0cm"/>
      <style:text-properties fo:font-size="20pt" style:font-size-asian="20pt" style:font-size-complex="20pt"/>
    </style:style>
    <style:style style:name="Title_20_and_20_content_20__28_grey_29_-subtitle" style:display-name="Title and content (grey)-subtitle" style:family="presentation">
      <style:graphic-properties draw:stroke="none" draw:fill="none" draw:textarea-vertical-align="middle">
        <text:list-style style:name="Title_20_and_20_content_20__28_grey_29_-subtitle" style:display-name="Title and content (gre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_28_grey_29_-title" style:display-name="Title and content (grey)-title" style:family="presentation">
      <style:graphic-properties draw:stroke="none" draw:fill="none" draw:textarea-vertical-align="middle">
        <text:list-style style:name="Title_20_and_20_content_20__28_grey_29_-title" style:display-name="Title and content (gre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wo_20_contents-background" style:display-name="Title and two contents-background" style:family="presentation">
      <style:graphic-properties draw:stroke="none" draw:fill="solid" draw:fill-color="#ffffff"/>
      <style:text-properties style:letter-kerning="true"/>
    </style:style>
    <style:style style:name="Title_20_and_20_two_20_contents-backgroundobjects" style:display-name="Title and two cont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s-notes" style:display-name="Title and two cont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outline1" style:display-name="Title and two contents-outline1" style:family="presentation">
      <style:graphic-properties draw:stroke="none" draw:fill="none" draw:auto-grow-height="false" draw:fit-to-size="false" style:shrink-to-fit="true">
        <text:list-style style:name="Title_20_and_20_two_20_contents-outline1" style:display-name="Title and two cont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outline2" style:display-name="Title and two contents-outline2" style:family="presentation" style:parent-style-name="Title_20_and_20_two_20_contents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3" style:display-name="Title and two contents-outline3" style:family="presentation" style:parent-style-name="Title_20_and_20_two_20_contents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4" style:display-name="Title and two contents-outline4" style:family="presentation" style:parent-style-name="Title_20_and_20_two_20_contents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-outline5" style:display-name="Title and two contents-outline5" style:family="presentation" style:parent-style-name="Title_20_and_20_two_20_contents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6" style:display-name="Title and two contents-outline6" style:family="presentation" style:parent-style-name="Title_20_and_20_two_20_contents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7" style:display-name="Title and two contents-outline7" style:family="presentation" style:parent-style-name="Title_20_and_20_two_20_contents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8" style:display-name="Title and two contents-outline8" style:family="presentation" style:parent-style-name="Title_20_and_20_two_20_contents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s-outline9" style:display-name="Title and two contents-outline9" style:family="presentation" style:parent-style-name="Title_20_and_20_two_20_contents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s-subtitle" style:display-name="Title and two contents-subtitle" style:family="presentation">
      <style:graphic-properties draw:stroke="none" draw:fill="none" draw:textarea-vertical-align="middle">
        <text:list-style style:name="Title_20_and_20_two_20_contents-subtitle" style:display-name="Title and two cont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s-title" style:display-name="Title and two contents-title" style:family="presentation">
      <style:graphic-properties draw:stroke="none" draw:fill="none" draw:textarea-vertical-align="middle">
        <text:list-style style:name="Title_20_and_20_two_20_contents-title" style:display-name="Title and two cont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two_20_contents_20__28_grey_29_-background" style:display-name="Title and two contents (grey)-background" style:family="presentation">
      <style:graphic-properties draw:stroke="none" draw:fill="solid" draw:fill-color="#ffffff"/>
      <style:text-properties style:letter-kerning="true"/>
    </style:style>
    <style:style style:name="Title_20_and_20_two_20_contents_20__28_grey_29_-backgroundobjects" style:display-name="Title and two contents (grey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ntents_20__28_grey_29_-notes" style:display-name="Title and two contents (grey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outline1" style:display-name="Title and two contents (grey)-outline1" style:family="presentation">
      <style:graphic-properties draw:stroke="none" draw:fill="none" draw:auto-grow-height="false" draw:fit-to-size="false" style:shrink-to-fit="true">
        <text:list-style style:name="Title_20_and_20_two_20_contents_20__28_grey_29_-outline1" style:display-name="Title and two contents (grey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outline2" style:display-name="Title and two contents (grey)-outline2" style:family="presentation" style:parent-style-name="Title_20_and_20_two_20_contents_20__28_grey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3" style:display-name="Title and two contents (grey)-outline3" style:family="presentation" style:parent-style-name="Title_20_and_20_two_20_contents_20__28_grey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4" style:display-name="Title and two contents (grey)-outline4" style:family="presentation" style:parent-style-name="Title_20_and_20_two_20_contents_20__28_grey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two_20_contents_20__28_grey_29_-outline5" style:display-name="Title and two contents (grey)-outline5" style:family="presentation" style:parent-style-name="Title_20_and_20_two_20_contents_20__28_grey_29_-outline4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6" style:display-name="Title and two contents (grey)-outline6" style:family="presentation" style:parent-style-name="Title_20_and_20_two_20_contents_20__28_grey_29_-outline5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7" style:display-name="Title and two contents (grey)-outline7" style:family="presentation" style:parent-style-name="Title_20_and_20_two_20_contents_20__28_grey_29_-outline6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8" style:display-name="Title and two contents (grey)-outline8" style:family="presentation" style:parent-style-name="Title_20_and_20_two_20_contents_20__28_grey_29_-outline7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outline9" style:display-name="Title and two contents (grey)-outline9" style:family="presentation" style:parent-style-name="Title_20_and_20_two_20_contents_20__28_grey_29_-outline8">
      <style:paragraph-properties fo:margin-top="0.1cm" fo:margin-bottom="0cm"/>
      <style:text-properties fo:font-size="20pt" style:font-size-asian="20pt" style:font-size-complex="20pt"/>
    </style:style>
    <style:style style:name="Title_20_and_20_two_20_contents_20__28_grey_29_-subtitle" style:display-name="Title and two contents (grey)-subtitle" style:family="presentation">
      <style:graphic-properties draw:stroke="none" draw:fill="none" draw:textarea-vertical-align="middle">
        <text:list-style style:name="Title_20_and_20_two_20_contents_20__28_grey_29_-subtitle" style:display-name="Title and two contents (grey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ntents_20__28_grey_29_-title" style:display-name="Title and two contents (grey)-title" style:family="presentation">
      <style:graphic-properties draw:stroke="none" draw:fill="none" draw:textarea-vertical-align="middle">
        <text:list-style style:name="Title_20_and_20_two_20_contents_20__28_grey_29_-title" style:display-name="Title and two contents (grey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Content_20_on_20_picture_20__28_high_29_-background" style:display-name="Content on picture (high)-background" style:family="presentation">
      <style:graphic-properties draw:stroke="none" draw:fill="solid" draw:fill-color="#ffffff"/>
      <style:text-properties style:letter-kerning="true"/>
    </style:style>
    <style:style style:name="Content_20_on_20_picture_20__28_high_29_-backgroundobjects" style:display-name="Content on picture (high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on_20_picture_20__28_high_29_-notes" style:display-name="Content on picture (high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outline1" style:display-name="Content on picture (high)-outline1" style:family="presentation">
      <style:graphic-properties draw:stroke="none" draw:fill="none" draw:auto-grow-height="false" draw:fit-to-size="false" style:shrink-to-fit="true">
        <text:list-style style:name="Content_20_on_20_picture_20__28_high_29_-outline1" style:display-name="Content on picture (high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outline2" style:display-name="Content on picture (high)-outline2" style:family="presentation" style:parent-style-name="Content_20_on_20_picture_20__28_high_29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3" style:display-name="Content on picture (high)-outline3" style:family="presentation" style:parent-style-name="Content_20_on_20_picture_20__28_high_29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4" style:display-name="Content on picture (high)-outline4" style:family="presentation" style:parent-style-name="Content_20_on_20_picture_20__28_high_29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Content_20_on_20_picture_20__28_high_29_-outline5" style:display-name="Content on picture (high)-outline5" style:family="presentation" style:parent-style-name="Content_20_on_20_picture_20__28_high_29_-outline4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6" style:display-name="Content on picture (high)-outline6" style:family="presentation" style:parent-style-name="Content_20_on_20_picture_20__28_high_29_-outline5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7" style:display-name="Content on picture (high)-outline7" style:family="presentation" style:parent-style-name="Content_20_on_20_picture_20__28_high_29_-outline6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8" style:display-name="Content on picture (high)-outline8" style:family="presentation" style:parent-style-name="Content_20_on_20_picture_20__28_high_29_-outline7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outline9" style:display-name="Content on picture (high)-outline9" style:family="presentation" style:parent-style-name="Content_20_on_20_picture_20__28_high_29_-outline8">
      <style:paragraph-properties fo:margin-top="0.1cm" fo:margin-bottom="0cm"/>
      <style:text-properties fo:font-size="20pt" style:font-size-asian="20pt" style:font-size-complex="20pt"/>
    </style:style>
    <style:style style:name="Content_20_on_20_picture_20__28_high_29_-subtitle" style:display-name="Content on picture (high)-subtitle" style:family="presentation">
      <style:graphic-properties draw:stroke="none" draw:fill="none" draw:textarea-vertical-align="middle">
        <text:list-style style:name="Content_20_on_20_picture_20__28_high_29_-subtitle" style:display-name="Content on picture (high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on_20_picture_20__28_high_29_-title" style:display-name="Content on picture (high)-title" style:family="presentation">
      <style:graphic-properties draw:stroke="none" draw:fill="none" draw:textarea-vertical-align="middle">
        <text:list-style style:name="Content_20_on_20_picture_20__28_high_29_-title" style:display-name="Content on picture (high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7pt" style:font-style-asian="normal" style:font-weight-asian="normal" style:font-name-complex="ヒラギノ角ゴ Pro W31" style:font-family-complex="'ヒラギノ角ゴ Pro W3'" style:font-size-complex="1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ＭＳ Ｐゴシック" style:font-family-asian="'ＭＳ Ｐゴシック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pt" fo:letter-spacing="normal" fo:font-style="normal" style:text-underline-style="none" fo:font-weight="normal" fo:background-color="transparent" style:font-name-asian="ヒラギノ角ゴ Pro W31" style:font-family-asian="'ヒラギノ角ゴ Pro W3'" style:font-size-asian="17pt" style:font-style-asian="normal" style:font-weight-asian="normal" style:font-name-complex="ＭＳ Ｐゴシック" style:font-family-complex="'ＭＳ Ｐゴシック'" style:font-size-complex="17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6pt" fo:letter-spacing="normal" fo:language="de" fo:country="CH" fo:font-style="normal" fo:text-shadow="none" style:text-underline-style="none" fo:font-weight="normal" style:letter-kerning="true" fo:background-color="transparent" style:font-name-asian="ヒラギノ角ゴ Pro W31" style:font-family-asian="'ヒラギノ角ゴ Pro W3'" style:font-size-asian="16pt" style:font-style-asian="normal" style:font-weight-asian="normal" style:font-name-complex="ヒラギノ角ゴ Pro W31" style:font-family-complex="'ヒラギノ角ゴ Pro W3'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b9b9b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9cm, 0.001cm, 5.089cm, -0.074cm)" draw:image-opacity="100%" style:mirror="none"/>
    </style:style>
    <style:style style:name="Mgr6" style:family="graphic" style:parent-style-name="standard">
      <style:graphic-properties draw:stroke="none" svg:stroke-width="0.026cm" draw:stroke-linejoin="round" svg:stroke-linecap="butt" draw:fill="solid" draw:fill-color="#e5e5e5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 style:list-style-name="ML4">
      <style:graphic-properties draw:stroke="none" svg:stroke-width="0cm" draw:fill="solid" draw:fill-color="#ffffff" draw:opacity="74%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e5e5e5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828cm, 0.34cm, 4.029cm, -0.001cm)" draw:image-opacity="100%" style:mirror="none"/>
    </style:style>
    <style:style style:name="Mgr10" style:family="graphic" style:parent-style-name="standard">
      <style:graphic-properties draw:stroke="none" svg:stroke-width="0cm" draw:fill="solid" draw:fill-color="#b9b9b9" draw:textarea-vertical-align="top" draw:auto-grow-height="false" draw:fit-to-size="false" style:shrink-to-fit="false" fo:min-height="1.45cm" fo:min-width="1.2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_20_and_20_content_20__28_grey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Title_20_and_20_content_20__28_grey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20__28_grey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le_20_and_20_content_20__28_grey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Title_20_and_20_content_20__28_grey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Title_20_and_20_two_20_content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Title_20_and_20_two_20_contents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7" style:family="presentation" style:parent-style-name="Title_20_and_20_two_20_contents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Title_20_and_20_two_20_conten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Title_20_and_20_two_20_conten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Title_20_and_20_two_20_contents_20__28_grey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1" style:family="presentation" style:parent-style-name="Title_20_and_20_two_20_contents_20__28_grey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2" style:family="presentation" style:parent-style-name="Title_20_and_20_two_20_contents_20__28_grey_29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Title_20_and_20_two_20_contents_20__28_grey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Title_20_and_20_two_20_contents_20__28_grey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Title_20_only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6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Content_20_on_20_picture_20__28_high_29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Content_20_on_20_picture_20__28_high_29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1" style:family="presentation" style:parent-style-name="Content_20_on_20_picture_20__28_high_29_-outline1">
      <style:graphic-properties draw:stroke="none" svg:stroke-width="0cm" draw:fill="solid" draw:fill-color="#ffffff" draw:opacity="75%" draw:textarea-vertical-align="top" draw:auto-grow-height="false" draw:fit-to-size="false" style:shrink-to-fit="false" fo:min-height="8.287cm" fo:padding-top="1.2cm" fo:padding-bottom="0.1cm" fo:padding-left="0.2cm" fo:padding-right="0.1cm" fo:wrap-option="wrap"/>
      <style:paragraph-properties style:writing-mode="lr-tb"/>
    </style:style>
    <style:style style:name="Mpr32" style:family="presentation" style:parent-style-name="Content_20_on_20_picture_20__28_high_29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Content_20_on_20_picture_20__28_high_29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4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7" style:family="presentation" style:parent-style-name="Title_20_and_20_conten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solid" draw:fill-color="#b9b9b9"/>
      <style:paragraph-properties fo:text-align="start" style:font-independent-line-spacing="true"/>
      <style:text-properties fo:font-size="16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e5e5e5"/>
      <style:paragraph-properties fo:text-align="start" style:font-independent-line-spacing="true"/>
      <style:text-properties fo:font-size="16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11" style:family="paragraph">
      <style:paragraph-properties fo:margin-top="0cm" fo:margin-bottom="0cm" fo:line-height="100%" fo:text-align="center" style:punctuation-wrap="simple" style:writing-mode="lr-tb"/>
    </style:style>
    <style:style style:name="MP12" style:family="paragraph">
      <loext:graphic-properties draw:fill="solid" draw:fill-color="#ffffff" draw:opacity="74%"/>
      <style:paragraph-properties fo:margin-top="0cm" fo:margin-bottom="0cm" fo:line-height="100%" fo:text-align="center" style:punctuation-wrap="simple" style:writing-mode="lr-tb" style:font-independent-line-spacing="true"/>
      <style:text-properties fo:font-size="16pt"/>
    </style:style>
    <style:style style:name="MP13" style:family="paragraph">
      <style:paragraph-properties fo:margin-left="0cm" fo:margin-right="0cm" fo:margin-top="0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5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5pt"/>
    </style:style>
    <style:style style:name="MP15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font-size="17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17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2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2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font-size="17pt"/>
    </style:style>
    <style:style style:name="MP23" style:family="paragraph">
      <loext:graphic-properties draw:fill="solid" draw:fill-color="#ffffff" draw:opacity="75%"/>
      <style:paragraph-properties fo:text-align="start" style:font-independent-line-spacing="true"/>
      <style:text-properties fo:font-size="17pt"/>
    </style:style>
    <style:style style:name="MP24" style:family="paragraph">
      <style:paragraph-properties fo:margin-left="0cm" fo:margin-right="0cm" fo:margin-top="0cm" fo:margin-bottom="0cm" fo:line-height="110%" fo:text-align="start" fo:text-indent="0cm" style:punctuation-wrap="hanging" style:writing-mode="lr-tb"/>
      <style:text-properties fo:hyphenate="false"/>
    </style:style>
    <style:style style:name="MP25" style:family="paragraph">
      <loext:graphic-properties draw:fill="none"/>
      <style:paragraph-properties fo:text-align="start" style:writing-mode="lr-tb" style:font-independent-line-spacing="true"/>
      <style:text-properties fo:font-size="17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28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MP29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30" style:family="paragraph">
      <style:paragraph-properties style:writing-mode="lr-tb"/>
      <style:text-properties fo:font-size="14pt" style:font-size-asian="14pt" style:font-size-complex="14pt"/>
    </style:style>
    <style:style style:name="MP3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2" style:family="paragraph">
      <style:paragraph-properties fo:text-align="end" style:writing-mode="lr-tb"/>
      <style:text-properties fo:font-size="14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24pt" fo:letter-spacing="normal" fo:language="de" fo:country="DE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MT2" style:family="text">
      <style:text-properties fo:font-variant="normal" fo:text-transform="none" fo:color="#686868" loext:opacity="100%" style:text-line-through-style="none" style:text-line-through-type="none" style:text-position="0% 100%" style:font-name="Georgia" fo:font-size="25pt" fo:letter-spacing="normal" fo:language="en" fo:country="GB" fo:font-style="normal" style:text-underline-style="none" fo:font-weight="normal" fo:background-color="transparent" style:font-name-asian="ヒラギノ角ゴ Pro W31" style:font-size-asian="25pt" style:font-style-asian="normal" style:font-weight-asian="normal" style:font-name-complex="ヒラギノ角ゴ Pro W31" style:font-size-complex="25pt" style:font-style-complex="normal" style:font-weight-complex="normal"/>
    </style:style>
    <style:style style:name="MT3" style:family="text">
      <style:text-properties fo:font-variant="normal" fo:text-transform="none" fo:color="#505150" loext:opacity="100%" style:text-line-through-style="none" style:text-line-through-type="none" style:text-position="0% 100%" style:font-name="Calibri" fo:font-size="9pt" fo:letter-spacing="0.011cm" fo:language="de" fo:country="CH" fo:font-style="normal" style:text-underline-style="none" fo:font-weight="bold" fo:background-color="transparent" style:font-name-asian="ヒラギノ角ゴ Pro W31" style:font-size-asian="9pt" style:font-style-asian="normal" style:font-weight-asian="bold" style:font-name-complex="Arial1" style:font-size-complex="9pt" style:font-style-complex="normal" style:font-weight-complex="bold"/>
    </style:style>
    <style:style style:name="MT4" style:family="text">
      <style:text-properties fo:font-variant="normal" fo:text-transform="none" fo:color="#969696" loext:opacity="100%" style:text-line-through-style="none" style:text-line-through-type="none" style:text-position="0% 100%" style:font-name="Calibri" fo:font-size="15pt" fo:letter-spacing="normal" fo:language="en" fo:country="GB" fo:font-style="normal" style:text-underline-style="none" fo:font-weight="bold" fo:background-color="transparent" style:font-name-asian="ヒラギノ角ゴ Pro W31" style:font-size-asian="15pt" style:font-style-asian="normal" style:font-weight-asian="bold" style:font-name-complex="ヒラギノ角ゴ Pro W31" style:font-size-complex="1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pt" fo:letter-spacing="normal" fo:language="en" fo:country="GB" fo:font-style="normal" style:text-underline-style="none" fo:font-weight="normal" fo:background-color="transparent" style:font-name-asian="ヒラギノ角ゴ Pro W31" style:font-size-asian="17pt" style:font-style-asian="normal" style:font-weight-asian="normal" style:font-name-complex="ヒラギノ角ゴ Pro W31" style:font-size-complex="17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pt" fo:letter-spacing="normal" fo:language="en" fo:country="GB" fo:font-style="normal" style:text-underline-style="none" fo:font-weight="normal" fo:background-color="transparent" style:font-name-asian="ＭＳ Ｐゴシック" style:font-size-asian="17pt" style:font-style-asian="normal" style:font-weight-asian="normal" style:font-name-complex="ＭＳ Ｐゴシック" style:font-size-complex="17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7pt" fo:letter-spacing="normal" fo:language="en" fo:country="GB" fo:font-style="normal" style:text-underline-style="none" fo:font-weight="normal" fo:background-color="transparent" style:font-name-asian="ヒラギノ角ゴ Pro W31" style:font-size-asian="17pt" style:font-style-asian="normal" style:font-weight-asian="normal" style:font-name-complex="ＭＳ Ｐゴシック" style:font-size-complex="17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5pt" fo:letter-spacing="normal" fo:language="en" fo:country="GB" fo:font-style="normal" style:text-underline-style="none" fo:font-weight="normal" fo:background-color="transparent" style:font-name-asian="ヒラギノ角ゴ Pro W31" style:font-size-asian="15pt" style:font-style-asian="normal" style:font-weight-asian="normal" style:font-name-complex="ＭＳ Ｐゴシック" style:font-size-complex="15pt" style:font-style-complex="normal" style:font-weight-complex="normal"/>
    </style:style>
    <style:style style:name="MT9" style:family="text">
      <style:text-properties fo:font-variant="normal" fo:text-transform="none" fo:color="#686868" loext:opacity="100%" style:text-line-through-style="none" style:text-line-through-type="none" style:text-position="0% 100%" style:font-name="Georgia" fo:font-size="24pt" fo:letter-spacing="normal" fo:language="en" fo:country="GB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8pt" fo:letter-spacing="normal" fo:language="de" fo:country="DE" fo:font-style="normal" style:text-underline-style="none" fo:font-weight="normal" fo:background-color="transparent" style:font-name-asian="ヒラギノ角ゴ Pro W31" style:font-size-asian="8pt" style:font-style-asian="normal" style:font-weight-asian="normal" style:font-name-complex="ヒラギノ角ゴ Pro W31" style:font-size-complex="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Times" fo:font-size="24pt" fo:letter-spacing="normal" fo:language="en" fo:country="GB" fo:font-style="normal" style:text-underline-style="none" fo:font-weight="normal" fo:background-color="transparent" style:font-name-asian="ヒラギノ角ゴ Pro W31" style:font-size-asian="24pt" style:font-style-asian="normal" style:font-weight-asian="normal" style:font-name-complex="ヒラギノ角ゴ Pro W31" style:font-size-complex="24pt" style:font-style-complex="normal" style:font-weight-complex="normal"/>
    </style:style>
    <style:style style:name="MT1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68686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051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-">
        <style:list-level-properties text:space-before="3.493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0.987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-">
        <style:list-level-properties text:space-before="2.487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7" text:bullet-char="-">
        <style:list-level-properties text:space-before="2.985cm" text:min-label-width="0.507cm"/>
        <style:text-properties fo:font-family="Symbol" style:font-family-generic="roman" style:font-pitch="variable" fo:color="#000000" fo:font-size="100%"/>
      </text:list-level-style-bullet>
      <text:list-level-style-bullet text:level="8" text:bullet-char="-">
        <style:list-level-properties text:space-before="3.493cm" text:min-label-width="0.498cm"/>
        <style:text-properties fo:font-family="Symbol" style:font-family-generic="roman" style:font-pitch="variable" fo:color="#000000" fo:font-size="100%"/>
      </text:list-level-style-bullet>
      <text:list-level-style-bullet text:level="9" text:bullet-char="-">
        <style:list-level-properties text:space-before="3.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cm" text:min-label-width="-0.512cm" text:min-label-distance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cm" text:min-label-width="-0.512cm" text:min-label-distance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•">
        <style:list-level-properties text:min-label-width="0.494cm"/>
        <style:text-properties fo:font-family="Arial" style:font-family-generic="swiss" style:font-pitch="variable" fo:color="#000000" fo:font-size="100%"/>
      </text:list-level-style-bullet>
      <text:list-level-style-bullet text:level="2" text:bullet-char="-">
        <style:list-level-properties text:space-before="0.494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3" text:bullet-char="-">
        <style:list-level-properties text:space-before="1.5cm" text:min-label-width="-0.512cm" text:min-label-distance="0.512cm"/>
        <style:text-properties fo:font-family="Symbol" style:font-family-generic="roman" style:font-pitch="variable" fo:color="#000000" fo:font-size="100%"/>
      </text:list-level-style-bullet>
      <text:list-level-style-bullet text:level="4" text:bullet-char="-">
        <style:list-level-properties text:space-before="1.499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5" text:bullet-char="-">
        <style:list-level-properties text:space-before="1.993cm" text:min-label-width="0.494cm"/>
        <style:text-properties fo:font-family="Symbol" style:font-family-generic="roman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2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hteck 12" draw:style-name="Mgr3" draw:text-style-name="MP6" draw:layer="backgroundobjects" drawooo:display="none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drawooo:display="none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Picture 2" draw:style-name="Mgr5" draw:text-style-name="MP7" draw:layer="backgroundobjects" svg:width="14.043cm" svg:height="6.6cm" svg:x="9.057cm" svg:y="0.543cm">
        <draw:image xlink:href="Pictures/10000000000007D0000005353C13BB50714A0854.jpg" xlink:type="simple" xlink:show="embed" xlink:actuate="onLoad" draw:mime-type="image/jpeg">
          <text:p/>
        </draw:image>
        <svg:desc>U:\20160506_PSI_Luftbild_0292.jpg</svg:desc>
      </draw:frame>
      <draw:custom-shape draw:name="Rechteck 5" draw:style-name="Mgr6" draw:text-style-name="MP8" draw:layer="backgroundobjects" svg:width="8.757cm" svg:height="6.6cm" svg:x="0cm" svg:y="0.5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4" draw:style-name="Mgr4" draw:text-style-name="MP7" draw:layer="backgroundobjects" svg:width="3.389cm" svg:height="1.206cm" svg:x="2.306cm" svg:y="1.143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5" draw:style-name="Mgr3" draw:text-style-name="MP6" draw:layer="backgroundobjects" svg:width="1.699cm" svg:height="1.699cm" svg:x="2.3cm" svg:y="12.588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8" presentation:style-name="Mpr1" draw:text-style-name="MP10" draw:layer="backgroundobjects" svg:width="22.136cm" svg:height="2.249cm" svg:x="2.262cm" svg:y="9.094cm" presentation:class="title" presentation:user-transformed="true">
        <draw:text-box>
          <text:p text:style-name="MP9"><text:span text:style-name="MT2">In</text:span><text:span text:style-name="MT2">se</text:span><text:span text:style-name="MT2">rt </text:span><text:span text:style-name="MT2">th</text:span><text:span text:style-name="MT2">e </text:span><text:span text:style-name="MT2">titl</text:span><text:span text:style-name="MT2">e </text:span><text:span text:style-name="MT2">of </text:span><text:span text:style-name="MT2">yo</text:span><text:span text:style-name="MT2">ur </text:span><text:span text:style-name="MT2"><text:line-break/></text:span><text:span text:style-name="MT2">pr</text:span><text:span text:style-name="MT2">es</text:span><text:span text:style-name="MT2">en</text:span><text:span text:style-name="MT2">tat</text:span><text:span text:style-name="MT2">io</text:span><text:span text:style-name="MT2">n </text:span><text:span text:style-name="MT2">he</text:span><text:span text:style-name="MT2">re</text:span></text:p>
        </draw:text-box>
      </draw:frame>
      <draw:custom-shape draw:name="Rechteck 1" draw:style-name="Mgr7" draw:text-style-name="MP12" draw:layer="backgroundobjects" svg:width="7cm" svg:height="0.483cm" svg:x="16.1cm" svg:y="6.66cm">
        <text:p text:style-name="MP11"><text:span text:style-name="MT3">WIR SCHAFFEN WISSEN – HEUTE FÜR MORG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6" draw:text-style-name="MP8" draw:layer="backgroundobjects" svg:width="1.999cm" svg:height="6.6cm" svg:x="23.4cm" svg:y="0.5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11" presentation:style-name="Mpr2" draw:text-style-name="MP14" draw:layer="backgroundobjects" svg:width="22.096cm" svg:height="0.814cm" svg:x="2.302cm" svg:y="11.529cm" presentation:class="outline" presentation:user-transformed="true">
        <draw:text-box>
          <text:p text:style-name="MP13"><text:span text:style-name="MT4">Insert the occasion and date of your presentation here</text:span></text:p>
        </draw:text-box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hteck 12" draw:style-name="Mgr3" draw:text-style-name="MP6" draw:layer="backgroundobjects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7" presentation:style-name="Mpr5" draw:text-style-name="MP16" draw:layer="backgroundobjects" svg:width="21.505cm" svg:height="9.749cm" svg:x="2.897cm" svg:y="2.795cm" presentation:class="outline" presentation:user-transformed="true">
        <draw:text-box>
          <text:list text:style-name="ML7">
            <text:list-item>
              <text:p text:style-name="MP15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5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5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5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5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6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</text:span><text:span text:style-name="MT9">ter </text:span><text:span text:style-name="MT9">sli</text:span><text:span text:style-name="MT9">de </text:span><text:span text:style-name="MT9">titl</text:span><text:span text:style-name="MT9">e</text:span></text:p>
        </draw:text-box>
      </draw:frame>
      <draw:frame draw:name="Foliennummernplatzhalter 13" presentation:style-name="Mpr7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20__28_grey_29_" style:display-name="Title and content (grey)" style:page-layout-name="PM1" draw:style-name="Mdp1">
      <draw:custom-shape draw:name="Rechteck 12" draw:style-name="Mgr3" draw:text-style-name="MP6" draw:layer="backgroundobjects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" draw:style-name="Mgr8" draw:text-style-name="MP8" draw:layer="backgroundobjects" svg:width="22.405cm" svg:height="10.801cm" svg:x="2.298cm" svg:y="2.944cm">
        <text:p text:style-name="MP21"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9" presentation:style-name="Mpr10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</text:span><text:span text:style-name="MT9">ter </text:span><text:span text:style-name="MT9">sli</text:span><text:span text:style-name="MT9">de </text:span><text:span text:style-name="MT9">titl</text:span><text:span text:style-name="MT9">e</text:span></text:p>
        </draw:text-box>
      </draw:frame>
      <draw:frame draw:name="Foliennummernplatzhalter 13" presentation:style-name="Mpr11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draw:frame draw:name="Inhaltsplatzhalter 7" presentation:style-name="Mpr12" draw:text-style-name="MP16" draw:layer="backgroundobjects" svg:width="21.904cm" svg:height="9.6cm" svg:x="2.597cm" svg:y="3.093cm" presentation:class="outline" presentation:user-transformed="true">
        <draw:text-box>
          <text:list text:style-name="ML7">
            <text:list-item>
              <text:p text:style-name="MP15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15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15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15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15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content_20__28_grey_29_-title" draw:layer="backgroundobjects" svg:width="18.624cm" svg:height="10.476cm" svg:x="1.482cm" svg:y="2.123cm" presentation:class="page"/>
        <draw:frame presentation:style-name="Title_20_and_20_content_20__28_grey_29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ntents" style:display-name="Title and two contents" style:page-layout-name="PM1" draw:style-name="Mdp1">
      <draw:custom-shape draw:name="Rechteck 12" draw:style-name="Mgr3" draw:text-style-name="MP6" draw:layer="backgroundobjects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10" presentation:style-name="Mpr15" draw:text-style-name="MP16" draw:layer="backgroundobjects" svg:width="10.503cm" svg:height="9.749cm" svg:x="2.897cm" svg:y="2.795cm" presentation:class="outline" presentation:user-transformed="true">
        <draw:text-box>
          <text:list text:style-name="ML7">
            <text:list-item>
              <text:p text:style-name="MP22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14" presentation:style-name="Mpr16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draw:frame draw:name="Titel 15" presentation:style-name="Mpr17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t</text:span><text:span text:style-name="MT9">er </text:span><text:span text:style-name="MT9">slid</text:span><text:span text:style-name="MT9">e </text:span><text:span text:style-name="MT9">title</text:span></text:p>
        </draw:text-box>
      </draw:frame>
      <draw:frame draw:name="Inhaltsplatzhalter 10" presentation:style-name="Mpr15" draw:text-style-name="MP16" draw:layer="backgroundobjects" svg:width="10.503cm" svg:height="9.749cm" svg:x="13.899cm" svg:y="2.787cm" presentation:class="outline" presentation:user-transformed="true">
        <draw:text-box>
          <text:list text:style-name="ML7">
            <text:list-item>
              <text:p text:style-name="MP22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two_20_contents-title" draw:layer="backgroundobjects" svg:width="18.624cm" svg:height="10.476cm" svg:x="1.482cm" svg:y="2.123cm" presentation:class="page"/>
        <draw:frame presentation:style-name="Title_20_and_20_two_20_contents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two_20_contents_20__28_grey_29_" style:display-name="Title and two contents (grey)" style:page-layout-name="PM1" draw:style-name="Mdp1">
      <draw:custom-shape draw:name="Rechteck 12" draw:style-name="Mgr3" draw:text-style-name="MP6" draw:layer="backgroundobjects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9" draw:style-name="Mgr8" draw:text-style-name="MP8" draw:layer="backgroundobjects" svg:width="22.405cm" svg:height="10.801cm" svg:x="2.298cm" svg:y="2.944cm">
        <text:p text:style-name="MP21"><text:span text:style-name="MT1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14" presentation:style-name="Mpr20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draw:frame draw:name="Titel 15" presentation:style-name="Mpr21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te</text:span><text:span text:style-name="MT9">r </text:span><text:span text:style-name="MT9">slide </text:span><text:span text:style-name="MT9">title</text:span></text:p>
        </draw:text-box>
      </draw:frame>
      <draw:frame draw:name="Inhaltsplatzhalter 10" presentation:style-name="Mpr22" draw:text-style-name="MP16" draw:layer="backgroundobjects" svg:width="10.503cm" svg:height="9.523cm" svg:x="2.607cm" svg:y="3.02cm" presentation:class="outline" presentation:user-transformed="true">
        <draw:text-box>
          <text:list text:style-name="ML7">
            <text:list-item>
              <text:p text:style-name="MP22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22" draw:text-style-name="MP16" draw:layer="backgroundobjects" svg:width="10.503cm" svg:height="9.531cm" svg:x="13.609cm" svg:y="3.013cm" presentation:class="outline" presentation:user-transformed="true">
        <draw:text-box>
          <text:list text:style-name="ML7">
            <text:list-item>
              <text:p text:style-name="MP22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MP22"><text:span text:style-name="MT8">Sixth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MP22"><text:span text:style-name="MT8">Seventh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MP22"><text:span text:style-name="MT8">Eighth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MP22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and_20_two_20_contents_20__28_grey_29_-title" draw:layer="backgroundobjects" svg:width="18.624cm" svg:height="10.476cm" svg:x="1.482cm" svg:y="2.123cm" presentation:class="page"/>
        <draw:frame presentation:style-name="Title_20_and_20_two_20_contents_20__28_grey_29_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Rechteck 12" draw:style-name="Mgr3" draw:text-style-name="MP6" draw:layer="backgroundobjects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Titel 1" presentation:style-name="Mpr25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</text:span><text:span text:style-name="MT9">ter </text:span><text:span text:style-name="MT9">sli</text:span><text:span text:style-name="MT9">de </text:span><text:span text:style-name="MT9">titl</text:span><text:span text:style-name="MT9">e</text:span></text:p>
        </draw:text-box>
      </draw:frame>
      <draw:frame draw:name="Foliennummernplatzhalter 4" presentation:style-name="Mpr26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624cm" svg:height="10.476cm" svg:x="1.482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ontent_20_on_20_picture_20__28_high_29_" style:display-name="Content on picture (high)" style:page-layout-name="PM1" draw:style-name="Mdp1">
      <draw:custom-shape draw:name="Rechteck 12" draw:style-name="Mgr3" draw:text-style-name="MP6" draw:layer="backgroundobjects" drawooo:display="none" svg:width="1.699cm" svg:height="1.699cm" svg:x="0cm" svg:y="2.943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drawooo:display="none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Picture 2" draw:style-name="Mgr9" draw:text-style-name="MP7" draw:layer="backgroundobjects" svg:width="23.102cm" svg:height="11.62cm" svg:x="2.297cm" svg:y="2.125cm">
        <draw:image xlink:href="Pictures/10000000000007D0000005353C13BB50714A0854.jpg" xlink:type="simple" xlink:show="embed" xlink:actuate="onLoad" draw:mime-type="image/jpeg">
          <text:p/>
        </draw:image>
        <svg:desc>U:\20160506_PSI_Luftbild_0292.jpg</svg:desc>
      </draw:frame>
      <draw:frame draw:name="Foliennummernplatzhalter 9" presentation:style-name="Mpr29" draw:text-style-name="MP20" draw:layer="backgroundobjects" svg:width="1.598cm" svg:height="0.409cm" svg:x="22.795cm" svg:y="13.8cm" presentation:class="page-number" presentation:user-transformed="true">
        <draw:text-box>
          <text:p text:style-name="MP19"><text:span text:style-name="MT10">Page </text:span><text:span text:style-name="MT10"><text:page-number>&lt;number&gt;</text:page-number></text:span></text:p>
        </draw:text-box>
      </draw:frame>
      <draw:frame draw:name="Titel 11" presentation:style-name="Mpr30" draw:text-style-name="MP18" draw:layer="backgroundobjects" svg:width="18.632cm" svg:height="1.058cm" svg:x="5.77cm" svg:y="0.6cm" presentation:class="title" presentation:user-transformed="true">
        <draw:text-box>
          <text:p text:style-name="MP17"><text:span text:style-name="MT9">En</text:span><text:span text:style-name="MT9">ter </text:span><text:span text:style-name="MT9">sli</text:span><text:span text:style-name="MT9">de </text:span><text:span text:style-name="MT9">titl</text:span><text:span text:style-name="MT9">e</text:span></text:p>
        </draw:text-box>
      </draw:frame>
      <draw:frame draw:name="Textplatzhalter 13" presentation:style-name="Mpr31" draw:text-style-name="MP23" draw:layer="backgroundobjects" svg:width="6.359cm" svg:height="11.619cm" svg:x="2.297cm" svg:y="2.125cm" presentation:class="outline" presentation:user-transformed="true">
        <draw:text-box>
          <text:list text:style-name="ML7">
            <text:list-item>
              <text:p text:style-name="MP22"><text:span text:style-name="MT5">Edit master text format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5">Second level</text:span></text:p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1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2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 14" draw:style-name="Mgr4" draw:text-style-name="MP7" draw:layer="backgroundobjects" svg:width="2.819cm" svg:height="1.003cm" svg:x="2.297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custom-shape draw:name="Rechteck 12" draw:style-name="Mgr3" draw:text-style-name="MP6" draw:layer="backgroundobjects" svg:width="1.799cm" svg:height="1.799cm" svg:x="0cm" svg:y="2.125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Content_20_on_20_picture_20__28_high_29_-title" draw:layer="backgroundobjects" svg:width="18.624cm" svg:height="10.476cm" svg:x="1.482cm" svg:y="2.123cm" presentation:class="page"/>
        <draw:frame presentation:style-name="Content_20_on_20_picture_20__28_high_29_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hteck 12" draw:style-name="Mgr10" draw:text-style-name="MP6" draw:layer="backgroundobjects" svg:width="1.699cm" svg:height="1.699cm" svg:x="0cm" svg:y="2.94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4" draw:style-name="Mgr4" draw:text-style-name="MP7" draw:layer="backgroundobjects" svg:width="2.819cm" svg:height="1.003cm" svg:x="2.3cm" svg:y="0.595cm">
        <draw:image xlink:href="Pictures/10003C8C0000225400000C1B7ED31E3F325D74B3.emf" xlink:type="simple" xlink:show="embed" xlink:actuate="onLoad" draw:mime-type="image/x-emf">
          <text:p/>
        </draw:image>
        <draw:image xlink:href="Pictures/100000010000014C00000075FD8C26C70BF7AB60.png" xlink:type="simple" xlink:show="embed" xlink:actuate="onLoad" draw:mime-type="image/png"/>
        <svg:desc>PSI-Logo_narrow_30k.eps</svg:desc>
      </draw:frame>
      <draw:frame draw:name="Inhaltsplatzhalter 7" presentation:style-name="Mpr34" draw:text-style-name="MP25" draw:layer="backgroundobjects" svg:width="21.505cm" svg:height="9.749cm" svg:x="2.897cm" svg:y="2.795cm" presentation:class="outline" presentation:user-transformed="true">
        <draw:text-box>
          <text:list text:style-name="ML21">
            <text:list-item>
              <text:p text:style-name="MP24"><text:span text:style-name="MT5">Edit master text format</text:span></text:p>
              <text:list>
                <text:list-item>
                  <text:p text:style-name="MP24"><text:span text:style-name="MT5">Second level</text:span></text:p>
                  <text:list>
                    <text:list-item>
                      <text:p text:style-name="MP24"><text:span text:style-name="MT6">Third level</text:span></text:p>
                      <text:list>
                        <text:list-item>
                          <text:p text:style-name="MP24"><text:span text:style-name="MT6">Fourth level</text:span></text:p>
                          <text:list>
                            <text:list-item>
                              <text:p text:style-name="MP24"><text:span text:style-name="MT7">Fifth level</text:span></text:p>
                              <text:list>
                                <text:list-item>
                                  <text:p text:style-name="MP24"><text:span text:style-name="MT8">Sixth level</text:span></text:p>
                                  <text:list>
                                    <text:list-item>
                                      <text:p text:style-name="MP24"><text:span text:style-name="MT8">Seventh level</text:span></text:p>
                                      <text:list>
                                        <text:list-item>
                                          <text:p text:style-name="MP24"><text:span text:style-name="MT8">Eighth level</text:span></text:p>
                                          <text:list>
                                            <text:list-item>
                                              <text:p text:style-name="MP24"><text:span text:style-name="MT8">Ninth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9" presentation:style-name="Mpr35" draw:text-style-name="MP27" draw:layer="backgroundobjects" svg:width="18.632cm" svg:height="1.058cm" svg:x="5.77cm" svg:y="0.6cm" presentation:class="title" presentation:user-transformed="true">
        <draw:text-box>
          <text:p text:style-name="MP26"><text:span text:style-name="MT9">En</text:span><text:span text:style-name="MT9">ter </text:span><text:span text:style-name="MT9">sli</text:span><text:span text:style-name="MT9">de </text:span><text:span text:style-name="MT9">titl</text:span><text:span text:style-name="MT9">e</text:span></text:p>
        </draw:text-box>
      </draw:frame>
      <draw:frame draw:name="Foliennummernplatzhalter 13" presentation:style-name="Mpr36" draw:text-style-name="MP29" draw:layer="backgroundobjects" svg:width="1.598cm" svg:height="0.409cm" svg:x="22.795cm" svg:y="13.8cm" presentation:class="page-number" presentation:user-transformed="true">
        <draw:text-box>
          <text:p text:style-name="MP28"><text:span text:style-name="MT10">Page </text:span><text:span text:style-name="MT10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8.624cm" svg:height="10.476cm" svg:x="1.482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31" draw:layer="backgroundobjects" svg:width="9.369cm" svg:height="1.396cm" svg:x="0cm" svg:y="0cm" presentation:class="header">
          <draw:text-box>
            <text:p text:style-name="MP30"><text:span text:style-name="MT12"><presentation:header/></text:span></text:p>
          </draw:text-box>
        </draw:frame>
        <draw:frame presentation:style-name="Mpr37" draw:text-style-name="MP33" draw:layer="backgroundobjects" svg:width="9.369cm" svg:height="1.396cm" svg:x="12.22cm" svg:y="0cm" presentation:class="date-time">
          <draw:text-box>
            <text:p text:style-name="MP32"><text:span text:style-name="MT12"><presentation:date-time/></text:span></text:p>
          </draw:text-box>
        </draw:frame>
        <draw:frame presentation:style-name="Mpr38" draw:text-style-name="MP31" draw:layer="backgroundobjects" svg:width="9.369cm" svg:height="1.396cm" svg:x="0cm" svg:y="26.543cm" presentation:class="footer">
          <draw:text-box>
            <text:p text:style-name="MP30"><text:span text:style-name="MT12"><presentation:footer/></text:span></text:p>
          </draw:text-box>
        </draw:frame>
        <draw:frame presentation:style-name="Mpr38" draw:text-style-name="MP33" draw:layer="backgroundobjects" svg:width="9.369cm" svg:height="1.396cm" svg:x="12.22cm" svg:y="26.543cm" presentation:class="page-number">
          <draw:text-box>
            <text:p text:style-name="MP32"><text:span text:style-name="MT1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SI</dc:title>
    <meta:editing-cycles>5</meta:editing-cycles>
    <meta:creation-date>2023-09-12T13:30:23.435616403</meta:creation-date>
    <meta:editing-duration>PT9M12S</meta:editing-duration>
    <meta:generator>LibreOffice/7.3.7.2$Linux_X86_64 LibreOffice_project/30$Build-2</meta:generator>
    <meta:initial-creator>Till</meta:initial-creator>
    <dc:date>2023-09-12T14:56:34.193271250</dc:date>
    <dc:creator>Till</dc:creator>
    <meta:document-statistic meta:object-count="320"/>
    <meta:user-defined meta:name="AppVersion">16.0000</meta:user-defined>
    <meta:user-defined meta:name="PresentationFormat">Bildschirmpräsentation (16:9)</meta:user-defined>
    <meta:user-defined meta:name="Slides" meta:value-type="float">9</meta:user-defined>
  </office:meta>
</office:document-meta>
</file>